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moveModeDeckA">
            <text:p>moveModeDeckA</text:p>
          </table:table-cell>
          <table:table-cell table:formula="of:=[.I62]&amp;&quot;,&quot;&amp;&quot;176&quot;&amp;&quot;,&quot;&amp;[.F62]&amp;&quot;,&quot;&amp;[.G62]&amp;&quot;,&quot;&amp;[.H62]" office:value-type="string" office:string-value="moveModeDeckA,176,1,5,1">
            <text:p>moveModeDeckA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63]&amp;[.A63]&amp;[.D63]&amp;[.C63]&amp;[.E63]" office:value-type="string" office:string-value="moveModeDeckAReturn">
            <text:p>moveModeDeckAReturn</text:p>
          </table:table-cell>
          <table:table-cell table:formula="of:=[.I63]&amp;&quot;,&quot;&amp;&quot;176&quot;&amp;&quot;,&quot;&amp;[.F63]&amp;&quot;,&quot;&amp;[.G63]&amp;&quot;,&quot;&amp;[.H63]" office:value-type="string" office:string-value="moveModeDeckAReturn,176,1,47,1">
            <text:p>moveModeDeckAReturn,176,1,4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moveSizeDeckAForwardPress">
            <text:p>moveSizeDeckA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moveSizeDeckAForwardPress,176,1,6,1">
            <text:p>moveSizeDeckA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moveSizeDeckAForwardRelease">
            <text:p>moveSizeDeckA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moveSizeDeckAForwardRelease,176,1,6,0">
            <text:p>moveSizeDeckA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moveSizeDeckABackwardPress">
            <text:p>moveSizeDeckABackwardPress</text:p>
          </table:table-cell>
          <table:table-cell table:formula="of:=[.I66]&amp;&quot;,&quot;&amp;&quot;176&quot;&amp;&quot;,&quot;&amp;[.F66]&amp;&quot;,&quot;&amp;[.G66]&amp;&quot;,&quot;&amp;[.H66]" office:value-type="string" office:string-value="moveSizeDeckABackwardPress,176,1,7,1">
            <text:p>moveSizeDeckABack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moveSizeDeckABackwardRelease">
            <text:p>moveSizeDeckABackwardRelease</text:p>
          </table:table-cell>
          <table:table-cell table:formula="of:=[.I67]&amp;&quot;,&quot;&amp;&quot;176&quot;&amp;&quot;,&quot;&amp;[.F67]&amp;&quot;,&quot;&amp;[.G67]&amp;&quot;,&quot;&amp;[.H67]" office:value-type="string" office:string-value="moveSizeDeckABackwardRelease,176,1,7,0">
            <text:p>moveSizeDeckABack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moveDeckAForwardPress">
            <text:p>move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moveDeckAForwardPress,176,1,8,1">
            <text:p>moveDeckA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moveDeckAForwardRelease">
            <text:p>move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moveDeckAForwardRelease,176,1,8,0">
            <text:p>moveDeckA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moveDeckABackwardPress">
            <text:p>move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moveDeckABackwardPress,176,1,9,1">
            <text:p>moveDeckA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moveDeckABackwardRelease">
            <text:p>move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moveDeckABackwardRelease,176,1,9,0">
            <text:p>moveDeckA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moveSizeDeckAReturn">
            <text:p>moveSizeDeckAReturn</text:p>
          </table:table-cell>
          <table:table-cell table:formula="of:=[.I72]&amp;&quot;,&quot;&amp;&quot;176&quot;&amp;&quot;,&quot;&amp;[.F72]&amp;&quot;,&quot;&amp;[.G72]&amp;&quot;,&quot;&amp;[.H72]" office:value-type="string" office:string-value="moveSizeDeckAReturn,176,1,48,1">
            <text:p>moveSizeDeckAReturn,176,1,4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moveDeckAReturn">
            <text:p>moveDeckAReturn</text:p>
          </table:table-cell>
          <table:table-cell table:formula="of:=[.I73]&amp;&quot;,&quot;&amp;&quot;176&quot;&amp;&quot;,&quot;&amp;[.F73]&amp;&quot;,&quot;&amp;[.G73]&amp;&quot;,&quot;&amp;[.H73]" office:value-type="string" office:string-value="moveDeckAReturn,176,1,49,1">
            <text:p>moveDeckAReturn,176,1,4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UnusedDeckA">
            <text:p>UnusedDeckA</text:p>
          </table:table-cell>
          <table:table-cell table:formula="of:=[.I74]&amp;&quot;,&quot;&amp;&quot;176&quot;&amp;&quot;,&quot;&amp;[.F74]&amp;&quot;,&quot;&amp;[.G74]&amp;&quot;,&quot;&amp;[.H74]" office:value-type="string" office:string-value="UnusedDeckA,176,1,11,1">
            <text:p>UnusedDeckA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UnusedDeckA">
            <text:p>UnusedDeckA</text:p>
          </table:table-cell>
          <table:table-cell table:formula="of:=[.I75]&amp;&quot;,&quot;&amp;&quot;176&quot;&amp;&quot;,&quot;&amp;[.F75]&amp;&quot;,&quot;&amp;[.G75]&amp;&quot;,&quot;&amp;[.H75]" office:value-type="string" office:string-value="UnusedDeckA,176,1,11,0">
            <text:p>UnusedDeckA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6]&amp;[.A76]&amp;[.D76]&amp;[.C76]&amp;[.E76]" office:value-type="string" office:string-value="UnusedDeckA">
            <text:p>UnusedDeckA</text:p>
          </table:table-cell>
          <table:table-cell table:formula="of:=[.I76]&amp;&quot;,&quot;&amp;&quot;176&quot;&amp;&quot;,&quot;&amp;[.F76]&amp;&quot;,&quot;&amp;[.G76]&amp;&quot;,&quot;&amp;[.H76]" office:value-type="string" office:string-value="UnusedDeckA,176,1,12,1">
            <text:p>UnusedDeckA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7]&amp;[.A77]&amp;[.D77]&amp;[.C77]&amp;[.E77]" office:value-type="string" office:string-value="UnusedDeckA">
            <text:p>UnusedDeckA</text:p>
          </table:table-cell>
          <table:table-cell table:formula="of:=[.I77]&amp;&quot;,&quot;&amp;&quot;176&quot;&amp;&quot;,&quot;&amp;[.F77]&amp;&quot;,&quot;&amp;[.G77]&amp;&quot;,&quot;&amp;[.H77]" office:value-type="string" office:string-value="UnusedDeckA,176,1,12,0">
            <text:p>UnusedDeckA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1Press">
            <text:p>selectSetHotcueDeckA1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1Release">
            <text:p>selectSetHotcueDeckA1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2Press">
            <text:p>selectSetHotcueDeckA2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2Release">
            <text:p>selectSetHotcueDeckA2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3Press">
            <text:p>selectSetHotcueDeckA3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3Release">
            <text:p>selectSetHotcueDeckA3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4Press">
            <text:p>selectSetHotcueDeckA4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4Release">
            <text:p>selectSetHotcueDeckA4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5Press">
            <text:p>selectSetHotcueDeckA5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5Release">
            <text:p>selectSetHotcueDeckA5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6Press">
            <text:p>selectSetHotcueDeckA6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6Release">
            <text:p>selectSetHotcueDeckA6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7Press">
            <text:p>selectSetHotcueDeckA7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7Release">
            <text:p>selectSetHotcueDeckA7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2]&amp;[.A92]&amp;[.C92]&amp;[.D92]" office:value-type="string" office:string-value="selectSetHotcueDeckA8Press">
            <text:p>selectSetHotcueDeckA8Press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3]&amp;[.A93]&amp;[.C93]&amp;[.D93]" office:value-type="string" office:string-value="selectSetHotcueDeckA8Release">
            <text:p>selectSetHotcueDeckA8Release</text:p>
          </table:table-cell>
          <table:table-cell table:formula="of:=[.I93]&amp;&quot;,&quot;&amp;&quot;176&quot;&amp;&quot;,&quot;&amp;[.F93]&amp;&quot;,&quot;&amp;[.G93]&amp;&quot;,&quot;&amp;[.H93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1">
            <text:p>deleteHotcueDeckA1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2">
            <text:p>deleteHotcueDeckA2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3">
            <text:p>deleteHotcueDeckA3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4">
            <text:p>deleteHotcueDeckA4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5">
            <text:p>deleteHotcueDeckA5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6">
            <text:p>deleteHotcueDeckA6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7">
            <text:p>deleteHotcueDeckA7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deleteHotcueDeckA8">
            <text:p>deleteHotcueDeckA8</text:p>
          </table:table-cell>
          <table:table-cell table:formula="of:=[.I101]&amp;&quot;,&quot;&amp;&quot;176&quot;&amp;&quot;,&quot;&amp;[.F101]&amp;&quot;,&quot;&amp;[.G101]&amp;&quot;,&quot;&amp;[.H101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1">
            <text:p>hotcueTypeDeckA1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2">
            <text:p>hotcueTypeDeckA2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3">
            <text:p>hotcueTypeDeckA3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4">
            <text:p>hotcueTypeDeckA4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5">
            <text:p>hotcueTypeDeckA5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6">
            <text:p>hotcueTypeDeckA6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7">
            <text:p>hotcueTypeDeckA7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9]&amp;[.A109]&amp;[.C109]" office:value-type="string" office:string-value="hotcueTypeDeckA8">
            <text:p>hotcueTypeDeckA8</text:p>
          </table:table-cell>
          <table:table-cell table:formula="of:=[.I109]&amp;&quot;,&quot;&amp;&quot;176&quot;&amp;&quot;,&quot;&amp;[.F109]&amp;&quot;,&quot;&amp;[.G109]&amp;&quot;,&quot;&amp;[.H109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10]&amp;[.A110]" office:value-type="string" office:string-value="playReturnDeckA">
            <text:p>playReturnDeckA</text:p>
          </table:table-cell>
          <table:table-cell table:formula="of:=[.I110]&amp;&quot;,&quot;&amp;&quot;176&quot;&amp;&quot;,&quot;&amp;[.F110]&amp;&quot;,&quot;&amp;[.G110]&amp;&quot;,&quot;&amp;[.H110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Forward">
            <text:p>jogTurnDeckAFin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FineBackward">
            <text:p>jogTurnDeckAFin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Forward">
            <text:p>jogTurnDeckACoarseFor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4]&amp;[.A114]&amp;[.C114]&amp;[.D114]" office:value-type="string" office:string-value="jogTurnDeckACoarseBackward">
            <text:p>jogTurnDeckACoarseBackward</text:p>
          </table:table-cell>
          <table:table-cell table:formula="of:=[.I114]&amp;&quot;,&quot;&amp;&quot;176&quot;&amp;&quot;,&quot;&amp;[.F114]&amp;&quot;,&quot;&amp;[.G114]&amp;&quot;,&quot;&amp;[.H114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phaseSyncDeckA">
            <text:p>phaseSyncDeckA</text:p>
          </table:table-cell>
          <table:table-cell table:formula="of:=[.I115]&amp;&quot;,&quot;&amp;&quot;176&quot;&amp;&quot;,&quot;&amp;[.F115]&amp;&quot;,&quot;&amp;[.G115]&amp;&quot;,&quot;&amp;[.H115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DeckA">
            <text:p>syncO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syncOnReturnDeckA">
            <text:p>syncOnReturnDeckA</text:p>
          </table:table-cell>
          <table:table-cell table:formula="of:=[.I117]&amp;&quot;,&quot;&amp;&quot;176&quot;&amp;&quot;,&quot;&amp;[.F117]&amp;&quot;,&quot;&amp;[.G117]&amp;&quot;,&quot;&amp;[.H117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DeckA">
            <text:p>tempoMaster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tempoMasterReturnDeckA">
            <text:p>tempoMasterReturnDeckA</text:p>
          </table:table-cell>
          <table:table-cell table:formula="of:=[.I119]&amp;&quot;,&quot;&amp;&quot;176&quot;&amp;&quot;,&quot;&amp;[.F119]&amp;&quot;,&quot;&amp;[.G119]&amp;&quot;,&quot;&amp;[.H119]" office:value-type="string" office:string-value="tempoMasterReturnDeckA,176,1,46,1">
            <text:p>tempoMasterReturnDeckA,176,1,46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adDeckB">
            <text:p>loadDeckB</text:p>
          </table:table-cell>
          <table:table-cell table:formula="of:=[.I124]&amp;&quot;,&quot;&amp;&quot;176&quot;&amp;&quot;,&quot;&amp;[.F124]&amp;&quot;,&quot;&amp;[.G124]&amp;&quot;,&quot;&amp;[.H124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25]&amp;[.A125]" office:value-type="string" office:string-value="playDeckB">
            <text:p>playDeckB</text:p>
          </table:table-cell>
          <table:table-cell table:formula="of:=[.I125]&amp;&quot;,&quot;&amp;&quot;176&quot;&amp;&quot;,&quot;&amp;[.F125]&amp;&quot;,&quot;&amp;[.G125]&amp;&quot;,&quot;&amp;[.H125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pauseDeckB">
            <text:p>pauseDeckB</text:p>
          </table:table-cell>
          <table:table-cell table:formula="of:=[.I126]&amp;&quot;,&quot;&amp;&quot;176&quot;&amp;&quot;,&quot;&amp;[.F126]&amp;&quot;,&quot;&amp;[.G126]&amp;&quot;,&quot;&amp;[.H126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7]&amp;[.A127]&amp;[.C127]" office:value-type="string" office:string-value="cueDeckBPress">
            <text:p>cueDeckBPress</text:p>
          </table:table-cell>
          <table:table-cell table:formula="of:=[.I127]&amp;&quot;,&quot;&amp;&quot;176&quot;&amp;&quot;,&quot;&amp;[.F127]&amp;&quot;,&quot;&amp;[.G127]&amp;&quot;,&quot;&amp;[.H127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8]&amp;[.A128]&amp;[.C128]" office:value-type="string" office:string-value="cueDeckBRelease">
            <text:p>cueDeckBRelease</text:p>
          </table:table-cell>
          <table:table-cell table:formula="of:=[.I128]&amp;&quot;,&quot;&amp;&quot;176&quot;&amp;&quot;,&quot;&amp;[.F128]&amp;&quot;,&quot;&amp;[.G128]&amp;&quot;,&quot;&amp;[.H128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9]&amp;[.A129]" office:value-type="string" office:string-value="UnusedDeckB">
            <text:p>UnusedDeckB</text:p>
          </table:table-cell>
          <table:table-cell table:formula="of:=[.I129]&amp;&quot;,&quot;&amp;&quot;176&quot;&amp;&quot;,&quot;&amp;[.F129]&amp;&quot;,&quot;&amp;[.G129]&amp;&quot;,&quot;&amp;[.H129]" office:value-type="string" office:string-value="UnusedDeckB,176,2,4,1">
            <text:p>Unused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0]&amp;[.A130]&amp;[.D130]&amp;[.C130]&amp;[.E130]" office:value-type="string" office:string-value="moveModeDeckB">
            <text:p>moveModeDeckB</text:p>
          </table:table-cell>
          <table:table-cell table:formula="of:=[.I130]&amp;&quot;,&quot;&amp;&quot;176&quot;&amp;&quot;,&quot;&amp;[.F130]&amp;&quot;,&quot;&amp;[.G130]&amp;&quot;,&quot;&amp;[.H130]" office:value-type="string" office:string-value="moveModeDeckB,176,2,5,1">
            <text:p>moveModeDeckB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31]&amp;[.A131]&amp;[.D131]&amp;[.C131]&amp;[.E131]" office:value-type="string" office:string-value="moveModeDeckBReturn">
            <text:p>moveModeDeckBReturn</text:p>
          </table:table-cell>
          <table:table-cell table:formula="of:=[.I131]&amp;&quot;,&quot;&amp;&quot;176&quot;&amp;&quot;,&quot;&amp;[.F131]&amp;&quot;,&quot;&amp;[.G131]&amp;&quot;,&quot;&amp;[.H131]" office:value-type="string" office:string-value="moveModeDeckBReturn,176,2,47,1">
            <text:p>moveModeDeckBReturn,176,2,4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32]&amp;[.A132]&amp;[.D132]&amp;[.C132]&amp;[.E132]" office:value-type="string" office:string-value="moveSizeDeckBForwardPress">
            <text:p>moveSizeDeckBForwardPress</text:p>
          </table:table-cell>
          <table:table-cell table:formula="of:=[.I132]&amp;&quot;,&quot;&amp;&quot;176&quot;&amp;&quot;,&quot;&amp;[.F132]&amp;&quot;,&quot;&amp;[.G132]&amp;&quot;,&quot;&amp;[.H132]" office:value-type="string" office:string-value="moveSizeDeckBForwardPress,176,2,6,1">
            <text:p>moveSizeDeckBForwardPress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33]&amp;[.A133]&amp;[.D133]&amp;[.C133]&amp;[.E133]" office:value-type="string" office:string-value="moveSizeDeckBForwardRelease">
            <text:p>moveSizeDeckBForwardRelease</text:p>
          </table:table-cell>
          <table:table-cell table:formula="of:=[.I133]&amp;&quot;,&quot;&amp;&quot;176&quot;&amp;&quot;,&quot;&amp;[.F133]&amp;&quot;,&quot;&amp;[.G133]&amp;&quot;,&quot;&amp;[.H133]" office:value-type="string" office:string-value="moveSizeDeckBForwardRelease,176,2,6,0">
            <text:p>moveSizeDeckBForwardRelease,176,2,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34]&amp;[.A134]&amp;[.D134]&amp;[.C134]&amp;[.E134]" office:value-type="string" office:string-value="moveSizeDeckBBackwardPress">
            <text:p>moveSizeDeckBBackwardPress</text:p>
          </table:table-cell>
          <table:table-cell table:formula="of:=[.I134]&amp;&quot;,&quot;&amp;&quot;176&quot;&amp;&quot;,&quot;&amp;[.F134]&amp;&quot;,&quot;&amp;[.G134]&amp;&quot;,&quot;&amp;[.H134]" office:value-type="string" office:string-value="moveSizeDeckBBackwardPress,176,2,7,1">
            <text:p>moveSizeDeckBBackwardPress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35]&amp;[.A135]&amp;[.D135]&amp;[.C135]&amp;[.E135]" office:value-type="string" office:string-value="moveSizeDeckBBackwardRelease">
            <text:p>moveSizeDeckBBackwardRelease</text:p>
          </table:table-cell>
          <table:table-cell table:formula="of:=[.I135]&amp;&quot;,&quot;&amp;&quot;176&quot;&amp;&quot;,&quot;&amp;[.F135]&amp;&quot;,&quot;&amp;[.G135]&amp;&quot;,&quot;&amp;[.H135]" office:value-type="string" office:string-value="moveSizeDeckBBackwardRelease,176,2,7,0">
            <text:p>moveSizeDeckBBackwardRelease,176,2,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36]&amp;[.A136]&amp;[.D136]&amp;[.C136]&amp;[.E136]" office:value-type="string" office:string-value="moveDeckBForwardPress">
            <text:p>moveDeckBForwardPress</text:p>
          </table:table-cell>
          <table:table-cell table:formula="of:=[.I136]&amp;&quot;,&quot;&amp;&quot;176&quot;&amp;&quot;,&quot;&amp;[.F136]&amp;&quot;,&quot;&amp;[.G136]&amp;&quot;,&quot;&amp;[.H136]" office:value-type="string" office:string-value="moveDeckBForwardPress,176,2,8,1">
            <text:p>moveDeckBForwardPress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37]&amp;[.A137]&amp;[.D137]&amp;[.C137]&amp;[.E137]" office:value-type="string" office:string-value="moveDeckBForwardRelease">
            <text:p>moveDeckBForwardRelease</text:p>
          </table:table-cell>
          <table:table-cell table:formula="of:=[.I137]&amp;&quot;,&quot;&amp;&quot;176&quot;&amp;&quot;,&quot;&amp;[.F137]&amp;&quot;,&quot;&amp;[.G137]&amp;&quot;,&quot;&amp;[.H137]" office:value-type="string" office:string-value="moveDeckBForwardRelease,176,2,8,0">
            <text:p>moveDeckBForwardRelease,176,2,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38]&amp;[.A138]&amp;[.D138]&amp;[.C138]&amp;[.E138]" office:value-type="string" office:string-value="moveDeckBBackwardPress">
            <text:p>moveDeckBBackwardPress</text:p>
          </table:table-cell>
          <table:table-cell table:formula="of:=[.I138]&amp;&quot;,&quot;&amp;&quot;176&quot;&amp;&quot;,&quot;&amp;[.F138]&amp;&quot;,&quot;&amp;[.G138]&amp;&quot;,&quot;&amp;[.H138]" office:value-type="string" office:string-value="moveDeckBBackwardPress,176,2,9,1">
            <text:p>moveDeckBBackwardPress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39]&amp;[.A139]&amp;[.D139]&amp;[.C139]&amp;[.E139]" office:value-type="string" office:string-value="moveDeckBBackwardRelease">
            <text:p>moveDeckBBackwardRelease</text:p>
          </table:table-cell>
          <table:table-cell table:formula="of:=[.I139]&amp;&quot;,&quot;&amp;&quot;176&quot;&amp;&quot;,&quot;&amp;[.F139]&amp;&quot;,&quot;&amp;[.G139]&amp;&quot;,&quot;&amp;[.H139]" office:value-type="string" office:string-value="moveDeckBBackwardRelease,176,2,9,0">
            <text:p>moveDeckBBackwardRelease,176,2,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40]&amp;[.A140]&amp;[.D140]&amp;[.C140]&amp;[.E140]" office:value-type="string" office:string-value="moveSizeDeckBReturn">
            <text:p>moveSizeDeckBReturn</text:p>
          </table:table-cell>
          <table:table-cell table:formula="of:=[.I140]&amp;&quot;,&quot;&amp;&quot;176&quot;&amp;&quot;,&quot;&amp;[.F140]&amp;&quot;,&quot;&amp;[.G140]&amp;&quot;,&quot;&amp;[.H140]" office:value-type="string" office:string-value="moveSizeDeckBReturn,176,2,48,1">
            <text:p>moveSizeDeckBReturn,176,2,4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41]&amp;[.A141]&amp;[.D141]&amp;[.C141]&amp;[.E141]" office:value-type="string" office:string-value="moveDeckBReturn">
            <text:p>moveDeckBReturn</text:p>
          </table:table-cell>
          <table:table-cell table:formula="of:=[.I141]&amp;&quot;,&quot;&amp;&quot;176&quot;&amp;&quot;,&quot;&amp;[.F141]&amp;&quot;,&quot;&amp;[.G141]&amp;&quot;,&quot;&amp;[.H141]" office:value-type="string" office:string-value="moveDeckBReturn,176,2,49,1">
            <text:p>moveDeckBReturn,176,2,4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42]&amp;[.A142]&amp;[.D142]&amp;[.C142]&amp;[.E142]" office:value-type="string" office:string-value="UnusedDeckB">
            <text:p>UnusedDeckB</text:p>
          </table:table-cell>
          <table:table-cell table:formula="of:=[.I142]&amp;&quot;,&quot;&amp;&quot;176&quot;&amp;&quot;,&quot;&amp;[.F142]&amp;&quot;,&quot;&amp;[.G142]&amp;&quot;,&quot;&amp;[.H142]" office:value-type="string" office:string-value="UnusedDeckB,176,2,11,1">
            <text:p>UnusedDeckB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43]&amp;[.A143]&amp;[.D143]&amp;[.C143]&amp;[.E143]" office:value-type="string" office:string-value="UnusedDeckB">
            <text:p>UnusedDeckB</text:p>
          </table:table-cell>
          <table:table-cell table:formula="of:=[.I143]&amp;&quot;,&quot;&amp;&quot;176&quot;&amp;&quot;,&quot;&amp;[.F143]&amp;&quot;,&quot;&amp;[.G143]&amp;&quot;,&quot;&amp;[.H143]" office:value-type="string" office:string-value="UnusedDeckB,176,2,11,0">
            <text:p>UnusedDeckB,176,2,1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4]&amp;[.A144]&amp;[.D144]&amp;[.C144]&amp;[.E144]" office:value-type="string" office:string-value="UnusedDeckB">
            <text:p>UnusedDeckB</text:p>
          </table:table-cell>
          <table:table-cell table:formula="of:=[.I144]&amp;&quot;,&quot;&amp;&quot;176&quot;&amp;&quot;,&quot;&amp;[.F144]&amp;&quot;,&quot;&amp;[.G144]&amp;&quot;,&quot;&amp;[.H144]" office:value-type="string" office:string-value="UnusedDeckB,176,2,12,1">
            <text:p>UnusedDeckB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45]&amp;[.A145]&amp;[.D145]&amp;[.C145]&amp;[.E145]" office:value-type="string" office:string-value="UnusedDeckB">
            <text:p>UnusedDeckB</text:p>
          </table:table-cell>
          <table:table-cell table:formula="of:=[.I145]&amp;&quot;,&quot;&amp;&quot;176&quot;&amp;&quot;,&quot;&amp;[.F145]&amp;&quot;,&quot;&amp;[.G145]&amp;&quot;,&quot;&amp;[.H145]" office:value-type="string" office:string-value="UnusedDeckB,176,2,12,0">
            <text:p>UnusedDeckB,176,2,12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46]&amp;[.A146]&amp;[.C146]&amp;[.D146]" office:value-type="string" office:string-value="selectSetHotcueDeckB1Press">
            <text:p>selectSetHotcueDeckB1Press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47]&amp;[.A147]&amp;[.C147]&amp;[.D147]" office:value-type="string" office:string-value="selectSetHotcueDeckB1Release">
            <text:p>selectSetHotcueDeckB1Release</text:p>
          </table:table-cell>
          <table:table-cell table:formula="of:=[.I147]&amp;&quot;,&quot;&amp;&quot;176&quot;&amp;&quot;,&quot;&amp;[.F147]&amp;&quot;,&quot;&amp;[.G147]&amp;&quot;,&quot;&amp;[.H147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48]&amp;[.A148]&amp;[.C148]&amp;[.D148]" office:value-type="string" office:string-value="selectSetHotcueDeckB2Press">
            <text:p>selectSetHotcueDeckB2Press</text:p>
          </table:table-cell>
          <table:table-cell table:formula="of:=[.I148]&amp;&quot;,&quot;&amp;&quot;176&quot;&amp;&quot;,&quot;&amp;[.F148]&amp;&quot;,&quot;&amp;[.G148]&amp;&quot;,&quot;&amp;[.H148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49]&amp;[.A149]&amp;[.C149]&amp;[.D149]" office:value-type="string" office:string-value="selectSetHotcueDeckB2Release">
            <text:p>selectSetHotcueDeckB2Release</text:p>
          </table:table-cell>
          <table:table-cell table:formula="of:=[.I149]&amp;&quot;,&quot;&amp;&quot;176&quot;&amp;&quot;,&quot;&amp;[.F149]&amp;&quot;,&quot;&amp;[.G149]&amp;&quot;,&quot;&amp;[.H149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50]&amp;[.A150]&amp;[.C150]&amp;[.D150]" office:value-type="string" office:string-value="selectSetHotcueDeckB3Press">
            <text:p>selectSetHotcueDeckB3Press</text:p>
          </table:table-cell>
          <table:table-cell table:formula="of:=[.I150]&amp;&quot;,&quot;&amp;&quot;176&quot;&amp;&quot;,&quot;&amp;[.F150]&amp;&quot;,&quot;&amp;[.G150]&amp;&quot;,&quot;&amp;[.H150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51]&amp;[.A151]&amp;[.C151]&amp;[.D151]" office:value-type="string" office:string-value="selectSetHotcueDeckB3Release">
            <text:p>selectSetHotcueDeckB3Release</text:p>
          </table:table-cell>
          <table:table-cell table:formula="of:=[.I151]&amp;&quot;,&quot;&amp;&quot;176&quot;&amp;&quot;,&quot;&amp;[.F151]&amp;&quot;,&quot;&amp;[.G151]&amp;&quot;,&quot;&amp;[.H151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52]&amp;[.A152]&amp;[.C152]&amp;[.D152]" office:value-type="string" office:string-value="selectSetHotcueDeckB4Press">
            <text:p>selectSetHotcueDeckB4Press</text:p>
          </table:table-cell>
          <table:table-cell table:formula="of:=[.I152]&amp;&quot;,&quot;&amp;&quot;176&quot;&amp;&quot;,&quot;&amp;[.F152]&amp;&quot;,&quot;&amp;[.G152]&amp;&quot;,&quot;&amp;[.H152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53]&amp;[.A153]&amp;[.C153]&amp;[.D153]" office:value-type="string" office:string-value="selectSetHotcueDeckB4Release">
            <text:p>selectSetHotcueDeckB4Release</text:p>
          </table:table-cell>
          <table:table-cell table:formula="of:=[.I153]&amp;&quot;,&quot;&amp;&quot;176&quot;&amp;&quot;,&quot;&amp;[.F153]&amp;&quot;,&quot;&amp;[.G153]&amp;&quot;,&quot;&amp;[.H153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54]&amp;[.A154]&amp;[.C154]&amp;[.D154]" office:value-type="string" office:string-value="selectSetHotcueDeckB5Press">
            <text:p>selectSetHotcueDeckB5Press</text:p>
          </table:table-cell>
          <table:table-cell table:formula="of:=[.I154]&amp;&quot;,&quot;&amp;&quot;176&quot;&amp;&quot;,&quot;&amp;[.F154]&amp;&quot;,&quot;&amp;[.G154]&amp;&quot;,&quot;&amp;[.H154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55]&amp;[.A155]&amp;[.C155]&amp;[.D155]" office:value-type="string" office:string-value="selectSetHotcueDeckB5Release">
            <text:p>selectSetHotcueDeckB5Release</text:p>
          </table:table-cell>
          <table:table-cell table:formula="of:=[.I155]&amp;&quot;,&quot;&amp;&quot;176&quot;&amp;&quot;,&quot;&amp;[.F155]&amp;&quot;,&quot;&amp;[.G155]&amp;&quot;,&quot;&amp;[.H155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56]&amp;[.A156]&amp;[.C156]&amp;[.D156]" office:value-type="string" office:string-value="selectSetHotcueDeckB6Press">
            <text:p>selectSetHotcueDeckB6Press</text:p>
          </table:table-cell>
          <table:table-cell table:formula="of:=[.I156]&amp;&quot;,&quot;&amp;&quot;176&quot;&amp;&quot;,&quot;&amp;[.F156]&amp;&quot;,&quot;&amp;[.G156]&amp;&quot;,&quot;&amp;[.H156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57]&amp;[.A157]&amp;[.C157]&amp;[.D157]" office:value-type="string" office:string-value="selectSetHotcueDeckB6Release">
            <text:p>selectSetHotcueDeckB6Release</text:p>
          </table:table-cell>
          <table:table-cell table:formula="of:=[.I157]&amp;&quot;,&quot;&amp;&quot;176&quot;&amp;&quot;,&quot;&amp;[.F157]&amp;&quot;,&quot;&amp;[.G157]&amp;&quot;,&quot;&amp;[.H157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58]&amp;[.A158]&amp;[.C158]&amp;[.D158]" office:value-type="string" office:string-value="selectSetHotcueDeckB7Press">
            <text:p>selectSetHotcueDeckB7Press</text:p>
          </table:table-cell>
          <table:table-cell table:formula="of:=[.I158]&amp;&quot;,&quot;&amp;&quot;176&quot;&amp;&quot;,&quot;&amp;[.F158]&amp;&quot;,&quot;&amp;[.G158]&amp;&quot;,&quot;&amp;[.H158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59]&amp;[.A159]&amp;[.C159]&amp;[.D159]" office:value-type="string" office:string-value="selectSetHotcueDeckB7Release">
            <text:p>selectSetHotcueDeckB7Release</text:p>
          </table:table-cell>
          <table:table-cell table:formula="of:=[.I159]&amp;&quot;,&quot;&amp;&quot;176&quot;&amp;&quot;,&quot;&amp;[.F159]&amp;&quot;,&quot;&amp;[.G159]&amp;&quot;,&quot;&amp;[.H159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0]&amp;[.A160]&amp;[.C160]&amp;[.D160]" office:value-type="string" office:string-value="selectSetHotcueDeckB8Press">
            <text:p>selectSetHotcueDeckB8Press</text:p>
          </table:table-cell>
          <table:table-cell table:formula="of:=[.I160]&amp;&quot;,&quot;&amp;&quot;176&quot;&amp;&quot;,&quot;&amp;[.F160]&amp;&quot;,&quot;&amp;[.G160]&amp;&quot;,&quot;&amp;[.H160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61]&amp;[.A161]&amp;[.C161]&amp;[.D161]" office:value-type="string" office:string-value="selectSetHotcueDeckB8Release">
            <text:p>selectSetHotcueDeckB8Release</text:p>
          </table:table-cell>
          <table:table-cell table:formula="of:=[.I161]&amp;&quot;,&quot;&amp;&quot;176&quot;&amp;&quot;,&quot;&amp;[.F161]&amp;&quot;,&quot;&amp;[.G161]&amp;&quot;,&quot;&amp;[.H161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62]&amp;[.A162]&amp;[.C162]" office:value-type="string" office:string-value="deleteHotcueDeckB1">
            <text:p>deleteHotcueDeckB1</text:p>
          </table:table-cell>
          <table:table-cell table:formula="of:=[.I162]&amp;&quot;,&quot;&amp;&quot;176&quot;&amp;&quot;,&quot;&amp;[.F162]&amp;&quot;,&quot;&amp;[.G162]&amp;&quot;,&quot;&amp;[.H162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63]&amp;[.A163]&amp;[.C163]" office:value-type="string" office:string-value="deleteHotcueDeckB2">
            <text:p>deleteHotcueDeckB2</text:p>
          </table:table-cell>
          <table:table-cell table:formula="of:=[.I163]&amp;&quot;,&quot;&amp;&quot;176&quot;&amp;&quot;,&quot;&amp;[.F163]&amp;&quot;,&quot;&amp;[.G163]&amp;&quot;,&quot;&amp;[.H163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64]&amp;[.A164]&amp;[.C164]" office:value-type="string" office:string-value="deleteHotcueDeckB3">
            <text:p>deleteHotcueDeckB3</text:p>
          </table:table-cell>
          <table:table-cell table:formula="of:=[.I164]&amp;&quot;,&quot;&amp;&quot;176&quot;&amp;&quot;,&quot;&amp;[.F164]&amp;&quot;,&quot;&amp;[.G164]&amp;&quot;,&quot;&amp;[.H164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65]&amp;[.A165]&amp;[.C165]" office:value-type="string" office:string-value="deleteHotcueDeckB4">
            <text:p>deleteHotcueDeckB4</text:p>
          </table:table-cell>
          <table:table-cell table:formula="of:=[.I165]&amp;&quot;,&quot;&amp;&quot;176&quot;&amp;&quot;,&quot;&amp;[.F165]&amp;&quot;,&quot;&amp;[.G165]&amp;&quot;,&quot;&amp;[.H165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66]&amp;[.A166]&amp;[.C166]" office:value-type="string" office:string-value="deleteHotcueDeckB5">
            <text:p>deleteHotcueDeckB5</text:p>
          </table:table-cell>
          <table:table-cell table:formula="of:=[.I166]&amp;&quot;,&quot;&amp;&quot;176&quot;&amp;&quot;,&quot;&amp;[.F166]&amp;&quot;,&quot;&amp;[.G166]&amp;&quot;,&quot;&amp;[.H166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67]&amp;[.A167]&amp;[.C167]" office:value-type="string" office:string-value="deleteHotcueDeckB6">
            <text:p>deleteHotcueDeckB6</text:p>
          </table:table-cell>
          <table:table-cell table:formula="of:=[.I167]&amp;&quot;,&quot;&amp;&quot;176&quot;&amp;&quot;,&quot;&amp;[.F167]&amp;&quot;,&quot;&amp;[.G167]&amp;&quot;,&quot;&amp;[.H167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68]&amp;[.A168]&amp;[.C168]" office:value-type="string" office:string-value="deleteHotcueDeckB7">
            <text:p>deleteHotcueDeckB7</text:p>
          </table:table-cell>
          <table:table-cell table:formula="of:=[.I168]&amp;&quot;,&quot;&amp;&quot;176&quot;&amp;&quot;,&quot;&amp;[.F168]&amp;&quot;,&quot;&amp;[.G168]&amp;&quot;,&quot;&amp;[.H168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69]&amp;[.A169]&amp;[.C169]" office:value-type="string" office:string-value="deleteHotcueDeckB8">
            <text:p>deleteHotcueDeckB8</text:p>
          </table:table-cell>
          <table:table-cell table:formula="of:=[.I169]&amp;&quot;,&quot;&amp;&quot;176&quot;&amp;&quot;,&quot;&amp;[.F169]&amp;&quot;,&quot;&amp;[.G169]&amp;&quot;,&quot;&amp;[.H169]" office:value-type="string" office:string-value="deleteHotcueDeckB8,176,2,28,1">
            <text:p>deleteHotcueDeckB8,176,2,2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70]&amp;[.A170]&amp;[.C170]" office:value-type="string" office:string-value="hotcueTypeDeckB1">
            <text:p>hotcueTypeDeckB1</text:p>
          </table:table-cell>
          <table:table-cell table:formula="of:=[.I170]&amp;&quot;,&quot;&amp;&quot;176&quot;&amp;&quot;,&quot;&amp;[.F170]&amp;&quot;,&quot;&amp;[.G170]&amp;&quot;,&quot;&amp;[.H170]" office:value-type="string" office:string-value="hotcueTypeDeckB1,176,2,29,1">
            <text:p>hotcueTypeDeckB1,176,2,2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71]&amp;[.A171]&amp;[.C171]" office:value-type="string" office:string-value="hotcueTypeDeckB2">
            <text:p>hotcueTypeDeckB2</text:p>
          </table:table-cell>
          <table:table-cell table:formula="of:=[.I171]&amp;&quot;,&quot;&amp;&quot;176&quot;&amp;&quot;,&quot;&amp;[.F171]&amp;&quot;,&quot;&amp;[.G171]&amp;&quot;,&quot;&amp;[.H171]" office:value-type="string" office:string-value="hotcueTypeDeckB2,176,2,30,1">
            <text:p>hotcueTypeDeckB2,176,2,3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72]&amp;[.A172]&amp;[.C172]" office:value-type="string" office:string-value="hotcueTypeDeckB3">
            <text:p>hotcueTypeDeckB3</text:p>
          </table:table-cell>
          <table:table-cell table:formula="of:=[.I172]&amp;&quot;,&quot;&amp;&quot;176&quot;&amp;&quot;,&quot;&amp;[.F172]&amp;&quot;,&quot;&amp;[.G172]&amp;&quot;,&quot;&amp;[.H172]" office:value-type="string" office:string-value="hotcueTypeDeckB3,176,2,31,1">
            <text:p>hotcueTypeDeckB3,176,2,3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hotcueTypeDeckB4">
            <text:p>hotcueTypeDeckB4</text:p>
          </table:table-cell>
          <table:table-cell table:formula="of:=[.I173]&amp;&quot;,&quot;&amp;&quot;176&quot;&amp;&quot;,&quot;&amp;[.F173]&amp;&quot;,&quot;&amp;[.G173]&amp;&quot;,&quot;&amp;[.H173]" office:value-type="string" office:string-value="hotcueTypeDeckB4,176,2,32,1">
            <text:p>hotcueTypeDeckB4,176,2,3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74]&amp;[.A174]&amp;[.C174]" office:value-type="string" office:string-value="hotcueTypeDeckB5">
            <text:p>hotcueTypeDeckB5</text:p>
          </table:table-cell>
          <table:table-cell table:formula="of:=[.I174]&amp;&quot;,&quot;&amp;&quot;176&quot;&amp;&quot;,&quot;&amp;[.F174]&amp;&quot;,&quot;&amp;[.G174]&amp;&quot;,&quot;&amp;[.H174]" office:value-type="string" office:string-value="hotcueTypeDeckB5,176,2,33,1">
            <text:p>hotcueTypeDeckB5,176,2,3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75]&amp;[.A175]&amp;[.C175]" office:value-type="string" office:string-value="hotcueTypeDeckB6">
            <text:p>hotcueTypeDeckB6</text:p>
          </table:table-cell>
          <table:table-cell table:formula="of:=[.I175]&amp;&quot;,&quot;&amp;&quot;176&quot;&amp;&quot;,&quot;&amp;[.F175]&amp;&quot;,&quot;&amp;[.G175]&amp;&quot;,&quot;&amp;[.H175]" office:value-type="string" office:string-value="hotcueTypeDeckB6,176,2,34,1">
            <text:p>hotcueTypeDeckB6,176,2,3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76]&amp;[.A176]&amp;[.C176]" office:value-type="string" office:string-value="hotcueTypeDeckB7">
            <text:p>hotcueTypeDeckB7</text:p>
          </table:table-cell>
          <table:table-cell table:formula="of:=[.I176]&amp;&quot;,&quot;&amp;&quot;176&quot;&amp;&quot;,&quot;&amp;[.F176]&amp;&quot;,&quot;&amp;[.G176]&amp;&quot;,&quot;&amp;[.H176]" office:value-type="string" office:string-value="hotcueTypeDeckB7,176,2,35,1">
            <text:p>hotcueTypeDeckB7,176,2,3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77]&amp;[.A177]&amp;[.C177]" office:value-type="string" office:string-value="hotcueTypeDeckB8">
            <text:p>hotcueTypeDeckB8</text:p>
          </table:table-cell>
          <table:table-cell table:formula="of:=[.I177]&amp;&quot;,&quot;&amp;&quot;176&quot;&amp;&quot;,&quot;&amp;[.F177]&amp;&quot;,&quot;&amp;[.G177]&amp;&quot;,&quot;&amp;[.H177]" office:value-type="string" office:string-value="hotcueTypeDeckB8,176,2,36,1">
            <text:p>hotcueTypeDeckB8,176,2,3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78]&amp;[.A178]" office:value-type="string" office:string-value="playReturnDeckB">
            <text:p>playReturnDeckB</text:p>
          </table:table-cell>
          <table:table-cell table:formula="of:=[.I178]&amp;&quot;,&quot;&amp;&quot;176&quot;&amp;&quot;,&quot;&amp;[.F178]&amp;&quot;,&quot;&amp;[.G178]&amp;&quot;,&quot;&amp;[.H178]" office:value-type="string" office:string-value="playReturnDeckB,176,2,37,1">
            <text:p>playReturnDeckB,176,2,3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79]&amp;[.A179]&amp;[.C179]&amp;[.D179]" office:value-type="string" office:string-value="jogTurnDeckBFineForward">
            <text:p>jogTurnDeckBFineForward</text:p>
          </table:table-cell>
          <table:table-cell table:formula="of:=[.I179]&amp;&quot;,&quot;&amp;&quot;176&quot;&amp;&quot;,&quot;&amp;[.F179]&amp;&quot;,&quot;&amp;[.G179]&amp;&quot;,&quot;&amp;[.H179]" office:value-type="string" office:string-value="jogTurnDeckBFineForward,176,2,38,1">
            <text:p>jogTurnDeckBFineForward,176,2,3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80]&amp;[.A180]&amp;[.C180]&amp;[.D180]" office:value-type="string" office:string-value="jogTurnDeckBFineBackward">
            <text:p>jogTurnDeckBFineBackward</text:p>
          </table:table-cell>
          <table:table-cell table:formula="of:=[.I180]&amp;&quot;,&quot;&amp;&quot;176&quot;&amp;&quot;,&quot;&amp;[.F180]&amp;&quot;,&quot;&amp;[.G180]&amp;&quot;,&quot;&amp;[.H180]" office:value-type="string" office:string-value="jogTurnDeckBFineBackward,176,2,39,1">
            <text:p>jogTurnDeckBFineBackward,176,2,3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81]&amp;[.A181]&amp;[.C181]&amp;[.D181]" office:value-type="string" office:string-value="jogTurnDeckBCoarseForward">
            <text:p>jogTurnDeckBCoarseForward</text:p>
          </table:table-cell>
          <table:table-cell table:formula="of:=[.I181]&amp;&quot;,&quot;&amp;&quot;176&quot;&amp;&quot;,&quot;&amp;[.F181]&amp;&quot;,&quot;&amp;[.G181]&amp;&quot;,&quot;&amp;[.H181]" office:value-type="string" office:string-value="jogTurnDeckBCoarseForward,176,2,40,1">
            <text:p>jogTurnDeckBCoarseForward,176,2,4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82]&amp;[.A182]&amp;[.C182]&amp;[.D182]" office:value-type="string" office:string-value="jogTurnDeckBCoarseBackward">
            <text:p>jogTurnDeckBCoarseBackward</text:p>
          </table:table-cell>
          <table:table-cell table:formula="of:=[.I182]&amp;&quot;,&quot;&amp;&quot;176&quot;&amp;&quot;,&quot;&amp;[.F182]&amp;&quot;,&quot;&amp;[.G182]&amp;&quot;,&quot;&amp;[.H182]" office:value-type="string" office:string-value="jogTurnDeckBCoarseBackward,176,2,41,1">
            <text:p>jogTurnDeckBCoarseBackward,176,2,4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83]&amp;[.A183]" office:value-type="string" office:string-value="phaseSyncDeckB">
            <text:p>phaseSyncDeckB</text:p>
          </table:table-cell>
          <table:table-cell table:formula="of:=[.I183]&amp;&quot;,&quot;&amp;&quot;176&quot;&amp;&quot;,&quot;&amp;[.F183]&amp;&quot;,&quot;&amp;[.G183]&amp;&quot;,&quot;&amp;[.H183]" office:value-type="string" office:string-value="phaseSyncDeckB,176,2,42,1">
            <text:p>phaseSyncDeckB,176,2,4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84]&amp;[.A184]" office:value-type="string" office:string-value="syncOnDeckB">
            <text:p>syncOnDeckB</text:p>
          </table:table-cell>
          <table:table-cell table:formula="of:=[.I184]&amp;&quot;,&quot;&amp;&quot;176&quot;&amp;&quot;,&quot;&amp;[.F184]&amp;&quot;,&quot;&amp;[.G184]&amp;&quot;,&quot;&amp;[.H184]" office:value-type="string" office:string-value="syncOnDeckB,176,2,43,1">
            <text:p>syncOnDeckB,176,2,4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85]&amp;[.A185]" office:value-type="string" office:string-value="syncOnReturnDeckB">
            <text:p>syncOnReturnDeckB</text:p>
          </table:table-cell>
          <table:table-cell table:formula="of:=[.I185]&amp;&quot;,&quot;&amp;&quot;176&quot;&amp;&quot;,&quot;&amp;[.F185]&amp;&quot;,&quot;&amp;[.G185]&amp;&quot;,&quot;&amp;[.H185]" office:value-type="string" office:string-value="syncOnReturnDeckB,176,2,44,1">
            <text:p>syncOnReturnDeckB,176,2,4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86]&amp;[.A186]" office:value-type="string" office:string-value="tempoMasterDeckB">
            <text:p>tempoMasterDeckB</text:p>
          </table:table-cell>
          <table:table-cell table:formula="of:=[.I186]&amp;&quot;,&quot;&amp;&quot;176&quot;&amp;&quot;,&quot;&amp;[.F186]&amp;&quot;,&quot;&amp;[.G186]&amp;&quot;,&quot;&amp;[.H186]" office:value-type="string" office:string-value="tempoMasterDeckB,176,2,45,1">
            <text:p>tempoMasterDeckB,176,2,4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87]&amp;[.A187]" office:value-type="string" office:string-value="tempoMasterReturnDeckB">
            <text:p>tempoMasterReturnDeckB</text:p>
          </table:table-cell>
          <table:table-cell table:formula="of:=[.I187]&amp;&quot;,&quot;&amp;&quot;176&quot;&amp;&quot;,&quot;&amp;[.F187]&amp;&quot;,&quot;&amp;[.G187]&amp;&quot;,&quot;&amp;[.H187]" office:value-type="string" office:string-value="tempoMasterReturnDeckB,176,2,46,1">
            <text:p>tempoMasterReturnDeckB,176,2,46,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94]&amp;[.A194]" office:value-type="string" office:string-value="loadDeckC">
            <text:p>loadDeckC</text:p>
          </table:table-cell>
          <table:table-cell table:formula="of:=[.I194]&amp;&quot;,&quot;&amp;&quot;176&quot;&amp;&quot;,&quot;&amp;[.F194]&amp;&quot;,&quot;&amp;[.G194]&amp;&quot;,&quot;&amp;[.H194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195]&amp;[.A195]" office:value-type="string" office:string-value="playDeckC">
            <text:p>playDeckC</text:p>
          </table:table-cell>
          <table:table-cell table:formula="of:=[.I195]&amp;&quot;,&quot;&amp;&quot;176&quot;&amp;&quot;,&quot;&amp;[.F195]&amp;&quot;,&quot;&amp;[.G195]&amp;&quot;,&quot;&amp;[.H195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96]&amp;[.A196]" office:value-type="string" office:string-value="pauseDeckC">
            <text:p>pauseDeckC</text:p>
          </table:table-cell>
          <table:table-cell table:formula="of:=[.I196]&amp;&quot;,&quot;&amp;&quot;176&quot;&amp;&quot;,&quot;&amp;[.F196]&amp;&quot;,&quot;&amp;[.G196]&amp;&quot;,&quot;&amp;[.H196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97]&amp;[.A197]&amp;[.C197]" office:value-type="string" office:string-value="cueDeckCPress">
            <text:p>cueDeckCPress</text:p>
          </table:table-cell>
          <table:table-cell table:formula="of:=[.I197]&amp;&quot;,&quot;&amp;&quot;176&quot;&amp;&quot;,&quot;&amp;[.F197]&amp;&quot;,&quot;&amp;[.G197]&amp;&quot;,&quot;&amp;[.H197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98]&amp;[.A198]&amp;[.C198]" office:value-type="string" office:string-value="cueDeckCRelease">
            <text:p>cueDeckCRelease</text:p>
          </table:table-cell>
          <table:table-cell table:formula="of:=[.I198]&amp;&quot;,&quot;&amp;&quot;176&quot;&amp;&quot;,&quot;&amp;[.F198]&amp;&quot;,&quot;&amp;[.G198]&amp;&quot;,&quot;&amp;[.H198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99]&amp;[.A199]" office:value-type="string" office:string-value="UnusedDeckC">
            <text:p>UnusedDeckC</text:p>
          </table:table-cell>
          <table:table-cell table:formula="of:=[.I199]&amp;&quot;,&quot;&amp;&quot;176&quot;&amp;&quot;,&quot;&amp;[.F199]&amp;&quot;,&quot;&amp;[.G199]&amp;&quot;,&quot;&amp;[.H199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00]&amp;[.A200]&amp;[.D200]&amp;[.C200]&amp;[.E200]" office:value-type="string" office:string-value="beatjumpDeckC1ForwardPress">
            <text:p>beatjumpDeckC1ForwardPress</text:p>
          </table:table-cell>
          <table:table-cell table:formula="of:=[.I200]&amp;&quot;,&quot;&amp;&quot;176&quot;&amp;&quot;,&quot;&amp;[.F200]&amp;&quot;,&quot;&amp;[.G200]&amp;&quot;,&quot;&amp;[.H200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01]&amp;[.A201]&amp;[.D201]&amp;[.C201]&amp;[.E201]" office:value-type="string" office:string-value="beatjumpDeckC1ForwardRelease">
            <text:p>beatjumpDeckC1ForwardRelease</text:p>
          </table:table-cell>
          <table:table-cell table:formula="of:=[.I201]&amp;&quot;,&quot;&amp;&quot;176&quot;&amp;&quot;,&quot;&amp;[.F201]&amp;&quot;,&quot;&amp;[.G201]&amp;&quot;,&quot;&amp;[.H201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02]&amp;[.A202]&amp;[.D202]&amp;[.C202]&amp;[.E202]" office:value-type="string" office:string-value="beatjumpDeckC4ForwardPress">
            <text:p>beatjumpDeckC4ForwardPress</text:p>
          </table:table-cell>
          <table:table-cell table:formula="of:=[.I202]&amp;&quot;,&quot;&amp;&quot;176&quot;&amp;&quot;,&quot;&amp;[.F202]&amp;&quot;,&quot;&amp;[.G202]&amp;&quot;,&quot;&amp;[.H202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03]&amp;[.A203]&amp;[.D203]&amp;[.C203]&amp;[.E203]" office:value-type="string" office:string-value="beatjumpDeckC4ForwardRelease">
            <text:p>beatjumpDeckC4ForwardRelease</text:p>
          </table:table-cell>
          <table:table-cell table:formula="of:=[.I203]&amp;&quot;,&quot;&amp;&quot;176&quot;&amp;&quot;,&quot;&amp;[.F203]&amp;&quot;,&quot;&amp;[.G203]&amp;&quot;,&quot;&amp;[.H203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04]&amp;[.A204]&amp;[.D204]&amp;[.C204]&amp;[.E204]" office:value-type="string" office:string-value="beatjumpDeckC16ForwardPress">
            <text:p>beatjumpDeckC16ForwardPress</text:p>
          </table:table-cell>
          <table:table-cell table:formula="of:=[.I204]&amp;&quot;,&quot;&amp;&quot;176&quot;&amp;&quot;,&quot;&amp;[.F204]&amp;&quot;,&quot;&amp;[.G204]&amp;&quot;,&quot;&amp;[.H204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05]&amp;[.A205]&amp;[.D205]&amp;[.C205]&amp;[.E205]" office:value-type="string" office:string-value="beatjumpDeckC16ForwardRelease">
            <text:p>beatjumpDeckC16ForwardRelease</text:p>
          </table:table-cell>
          <table:table-cell table:formula="of:=[.I205]&amp;&quot;,&quot;&amp;&quot;176&quot;&amp;&quot;,&quot;&amp;[.F205]&amp;&quot;,&quot;&amp;[.G205]&amp;&quot;,&quot;&amp;[.H205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06]&amp;[.A206]&amp;[.D206]&amp;[.C206]&amp;[.E206]" office:value-type="string" office:string-value="beatjumpDeckC32ForwardPress">
            <text:p>beatjumpDeckC32ForwardPress</text:p>
          </table:table-cell>
          <table:table-cell table:formula="of:=[.I206]&amp;&quot;,&quot;&amp;&quot;176&quot;&amp;&quot;,&quot;&amp;[.F206]&amp;&quot;,&quot;&amp;[.G206]&amp;&quot;,&quot;&amp;[.H206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07]&amp;[.A207]&amp;[.D207]&amp;[.C207]&amp;[.E207]" office:value-type="string" office:string-value="beatjumpDeckC32ForwardRelease">
            <text:p>beatjumpDeckC32ForwardRelease</text:p>
          </table:table-cell>
          <table:table-cell table:formula="of:=[.I207]&amp;&quot;,&quot;&amp;&quot;176&quot;&amp;&quot;,&quot;&amp;[.F207]&amp;&quot;,&quot;&amp;[.G207]&amp;&quot;,&quot;&amp;[.H207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08]&amp;[.A208]&amp;[.D208]&amp;[.C208]&amp;[.E208]" office:value-type="string" office:string-value="beatjumpDeckC1BackwardPress">
            <text:p>beatjumpDeckC1BackwardPress</text:p>
          </table:table-cell>
          <table:table-cell table:formula="of:=[.I208]&amp;&quot;,&quot;&amp;&quot;176&quot;&amp;&quot;,&quot;&amp;[.F208]&amp;&quot;,&quot;&amp;[.G208]&amp;&quot;,&quot;&amp;[.H208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09]&amp;[.A209]&amp;[.D209]&amp;[.C209]&amp;[.E209]" office:value-type="string" office:string-value="beatjumpDeckC1BackwardRelease">
            <text:p>beatjumpDeckC1BackwardRelease</text:p>
          </table:table-cell>
          <table:table-cell table:formula="of:=[.I209]&amp;&quot;,&quot;&amp;&quot;176&quot;&amp;&quot;,&quot;&amp;[.F209]&amp;&quot;,&quot;&amp;[.G209]&amp;&quot;,&quot;&amp;[.H209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10]&amp;[.A210]&amp;[.D210]&amp;[.C210]&amp;[.E210]" office:value-type="string" office:string-value="beatjumpDeckC4BackwardPress">
            <text:p>beatjumpDeckC4BackwardPress</text:p>
          </table:table-cell>
          <table:table-cell table:formula="of:=[.I210]&amp;&quot;,&quot;&amp;&quot;176&quot;&amp;&quot;,&quot;&amp;[.F210]&amp;&quot;,&quot;&amp;[.G210]&amp;&quot;,&quot;&amp;[.H210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11]&amp;[.A211]&amp;[.D211]&amp;[.C211]&amp;[.E211]" office:value-type="string" office:string-value="beatjumpDeckC4BackwardRelease">
            <text:p>beatjumpDeckC4BackwardRelease</text:p>
          </table:table-cell>
          <table:table-cell table:formula="of:=[.I211]&amp;&quot;,&quot;&amp;&quot;176&quot;&amp;&quot;,&quot;&amp;[.F211]&amp;&quot;,&quot;&amp;[.G211]&amp;&quot;,&quot;&amp;[.H211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12]&amp;[.A212]&amp;[.D212]&amp;[.C212]&amp;[.E212]" office:value-type="string" office:string-value="beatjumpDeckC16BackwardPress">
            <text:p>beatjumpDeckC16BackwardPress</text:p>
          </table:table-cell>
          <table:table-cell table:formula="of:=[.I212]&amp;&quot;,&quot;&amp;&quot;176&quot;&amp;&quot;,&quot;&amp;[.F212]&amp;&quot;,&quot;&amp;[.G212]&amp;&quot;,&quot;&amp;[.H212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13]&amp;[.A213]&amp;[.D213]&amp;[.C213]&amp;[.E213]" office:value-type="string" office:string-value="beatjumpDeckC16BackwardRelease">
            <text:p>beatjumpDeckC16BackwardRelease</text:p>
          </table:table-cell>
          <table:table-cell table:formula="of:=[.I213]&amp;&quot;,&quot;&amp;&quot;176&quot;&amp;&quot;,&quot;&amp;[.F213]&amp;&quot;,&quot;&amp;[.G213]&amp;&quot;,&quot;&amp;[.H213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14]&amp;[.A214]&amp;[.D214]&amp;[.C214]&amp;[.E214]" office:value-type="string" office:string-value="beatjumpDeckC32BackwardPress">
            <text:p>beatjumpDeckC32BackwardPress</text:p>
          </table:table-cell>
          <table:table-cell table:formula="of:=[.I214]&amp;&quot;,&quot;&amp;&quot;176&quot;&amp;&quot;,&quot;&amp;[.F214]&amp;&quot;,&quot;&amp;[.G214]&amp;&quot;,&quot;&amp;[.H214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15]&amp;[.A215]&amp;[.D215]&amp;[.C215]&amp;[.E215]" office:value-type="string" office:string-value="beatjumpDeckC32BackwardRelease">
            <text:p>beatjumpDeckC32BackwardRelease</text:p>
          </table:table-cell>
          <table:table-cell table:formula="of:=[.I215]&amp;&quot;,&quot;&amp;&quot;176&quot;&amp;&quot;,&quot;&amp;[.F215]&amp;&quot;,&quot;&amp;[.G215]&amp;&quot;,&quot;&amp;[.H215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16]&amp;[.A216]&amp;[.C216]&amp;[.D216]" office:value-type="string" office:string-value="selectSetHotcueDeckC1Press">
            <text:p>selectSetHotcueDeckC1Press</text:p>
          </table:table-cell>
          <table:table-cell table:formula="of:=[.I216]&amp;&quot;,&quot;&amp;&quot;176&quot;&amp;&quot;,&quot;&amp;[.F216]&amp;&quot;,&quot;&amp;[.G216]&amp;&quot;,&quot;&amp;[.H216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17]&amp;[.A217]&amp;[.C217]&amp;[.D217]" office:value-type="string" office:string-value="selectSetHotcueDeckC1Release">
            <text:p>selectSetHotcueDeckC1Release</text:p>
          </table:table-cell>
          <table:table-cell table:formula="of:=[.I217]&amp;&quot;,&quot;&amp;&quot;176&quot;&amp;&quot;,&quot;&amp;[.F217]&amp;&quot;,&quot;&amp;[.G217]&amp;&quot;,&quot;&amp;[.H217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18]&amp;[.A218]&amp;[.C218]&amp;[.D218]" office:value-type="string" office:string-value="selectSetHotcueDeckC2Press">
            <text:p>selectSetHotcueDeckC2Press</text:p>
          </table:table-cell>
          <table:table-cell table:formula="of:=[.I218]&amp;&quot;,&quot;&amp;&quot;176&quot;&amp;&quot;,&quot;&amp;[.F218]&amp;&quot;,&quot;&amp;[.G218]&amp;&quot;,&quot;&amp;[.H218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19]&amp;[.A219]&amp;[.C219]&amp;[.D219]" office:value-type="string" office:string-value="selectSetHotcueDeckC2Release">
            <text:p>selectSetHotcueDeckC2Release</text:p>
          </table:table-cell>
          <table:table-cell table:formula="of:=[.I219]&amp;&quot;,&quot;&amp;&quot;176&quot;&amp;&quot;,&quot;&amp;[.F219]&amp;&quot;,&quot;&amp;[.G219]&amp;&quot;,&quot;&amp;[.H219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selectSetHotcueDeckC3Press">
            <text:p>selectSetHotcueDeckC3Press</text:p>
          </table:table-cell>
          <table:table-cell table:formula="of:=[.I220]&amp;&quot;,&quot;&amp;&quot;176&quot;&amp;&quot;,&quot;&amp;[.F220]&amp;&quot;,&quot;&amp;[.G220]&amp;&quot;,&quot;&amp;[.H220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21]&amp;[.A221]&amp;[.C221]&amp;[.D221]" office:value-type="string" office:string-value="selectSetHotcueDeckC3Release">
            <text:p>selectSetHotcueDeckC3Release</text:p>
          </table:table-cell>
          <table:table-cell table:formula="of:=[.I221]&amp;&quot;,&quot;&amp;&quot;176&quot;&amp;&quot;,&quot;&amp;[.F221]&amp;&quot;,&quot;&amp;[.G221]&amp;&quot;,&quot;&amp;[.H221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22]&amp;[.A222]&amp;[.C222]&amp;[.D222]" office:value-type="string" office:string-value="selectSetHotcueDeckC4Press">
            <text:p>selectSetHotcueDeckC4Press</text:p>
          </table:table-cell>
          <table:table-cell table:formula="of:=[.I222]&amp;&quot;,&quot;&amp;&quot;176&quot;&amp;&quot;,&quot;&amp;[.F222]&amp;&quot;,&quot;&amp;[.G222]&amp;&quot;,&quot;&amp;[.H222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23]&amp;[.A223]&amp;[.C223]&amp;[.D223]" office:value-type="string" office:string-value="selectSetHotcueDeckC4Release">
            <text:p>selectSetHotcueDeckC4Release</text:p>
          </table:table-cell>
          <table:table-cell table:formula="of:=[.I223]&amp;&quot;,&quot;&amp;&quot;176&quot;&amp;&quot;,&quot;&amp;[.F223]&amp;&quot;,&quot;&amp;[.G223]&amp;&quot;,&quot;&amp;[.H223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24]&amp;[.A224]&amp;[.C224]&amp;[.D224]" office:value-type="string" office:string-value="selectSetHotcueDeckC5Press">
            <text:p>selectSetHotcueDeckC5Press</text:p>
          </table:table-cell>
          <table:table-cell table:formula="of:=[.I224]&amp;&quot;,&quot;&amp;&quot;176&quot;&amp;&quot;,&quot;&amp;[.F224]&amp;&quot;,&quot;&amp;[.G224]&amp;&quot;,&quot;&amp;[.H224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25]&amp;[.A225]&amp;[.C225]&amp;[.D225]" office:value-type="string" office:string-value="selectSetHotcueDeckC5Release">
            <text:p>selectSetHotcueDeckC5Release</text:p>
          </table:table-cell>
          <table:table-cell table:formula="of:=[.I225]&amp;&quot;,&quot;&amp;&quot;176&quot;&amp;&quot;,&quot;&amp;[.F225]&amp;&quot;,&quot;&amp;[.G225]&amp;&quot;,&quot;&amp;[.H225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6]&amp;[.A226]&amp;[.C226]&amp;[.D226]" office:value-type="string" office:string-value="selectSetHotcueDeckC6Press">
            <text:p>selectSetHotcueDeckC6Press</text:p>
          </table:table-cell>
          <table:table-cell table:formula="of:=[.I226]&amp;&quot;,&quot;&amp;&quot;176&quot;&amp;&quot;,&quot;&amp;[.F226]&amp;&quot;,&quot;&amp;[.G226]&amp;&quot;,&quot;&amp;[.H226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27]&amp;[.A227]&amp;[.C227]&amp;[.D227]" office:value-type="string" office:string-value="selectSetHotcueDeckC6Release">
            <text:p>selectSetHotcueDeckC6Release</text:p>
          </table:table-cell>
          <table:table-cell table:formula="of:=[.I227]&amp;&quot;,&quot;&amp;&quot;176&quot;&amp;&quot;,&quot;&amp;[.F227]&amp;&quot;,&quot;&amp;[.G227]&amp;&quot;,&quot;&amp;[.H227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28]&amp;[.A228]&amp;[.C228]&amp;[.D228]" office:value-type="string" office:string-value="selectSetHotcueDeckC7Press">
            <text:p>selectSetHotcueDeckC7Press</text:p>
          </table:table-cell>
          <table:table-cell table:formula="of:=[.I228]&amp;&quot;,&quot;&amp;&quot;176&quot;&amp;&quot;,&quot;&amp;[.F228]&amp;&quot;,&quot;&amp;[.G228]&amp;&quot;,&quot;&amp;[.H228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29]&amp;[.A229]&amp;[.C229]&amp;[.D229]" office:value-type="string" office:string-value="selectSetHotcueDeckC7Release">
            <text:p>selectSetHotcueDeckC7Release</text:p>
          </table:table-cell>
          <table:table-cell table:formula="of:=[.I229]&amp;&quot;,&quot;&amp;&quot;176&quot;&amp;&quot;,&quot;&amp;[.F229]&amp;&quot;,&quot;&amp;[.G229]&amp;&quot;,&quot;&amp;[.H229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30]&amp;[.A230]&amp;[.C230]&amp;[.D230]" office:value-type="string" office:string-value="selectSetHotcueDeckC8Press">
            <text:p>selectSetHotcueDeckC8Press</text:p>
          </table:table-cell>
          <table:table-cell table:formula="of:=[.I230]&amp;&quot;,&quot;&amp;&quot;176&quot;&amp;&quot;,&quot;&amp;[.F230]&amp;&quot;,&quot;&amp;[.G230]&amp;&quot;,&quot;&amp;[.H230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31]&amp;[.A231]&amp;[.C231]&amp;[.D231]" office:value-type="string" office:string-value="selectSetHotcueDeckC8Release">
            <text:p>selectSetHotcueDeckC8Release</text:p>
          </table:table-cell>
          <table:table-cell table:formula="of:=[.I231]&amp;&quot;,&quot;&amp;&quot;176&quot;&amp;&quot;,&quot;&amp;[.F231]&amp;&quot;,&quot;&amp;[.G231]&amp;&quot;,&quot;&amp;[.H231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2]&amp;[.A232]&amp;[.C232]" office:value-type="string" office:string-value="deleteHotcueDeckC1">
            <text:p>deleteHotcueDeckC1</text:p>
          </table:table-cell>
          <table:table-cell table:formula="of:=[.I232]&amp;&quot;,&quot;&amp;&quot;176&quot;&amp;&quot;,&quot;&amp;[.F232]&amp;&quot;,&quot;&amp;[.G232]&amp;&quot;,&quot;&amp;[.H232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33]&amp;[.A233]&amp;[.C233]" office:value-type="string" office:string-value="deleteHotcueDeckC2">
            <text:p>deleteHotcueDeckC2</text:p>
          </table:table-cell>
          <table:table-cell table:formula="of:=[.I233]&amp;&quot;,&quot;&amp;&quot;176&quot;&amp;&quot;,&quot;&amp;[.F233]&amp;&quot;,&quot;&amp;[.G233]&amp;&quot;,&quot;&amp;[.H233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34]&amp;[.A234]&amp;[.C234]" office:value-type="string" office:string-value="deleteHotcueDeckC3">
            <text:p>deleteHotcueDeckC3</text:p>
          </table:table-cell>
          <table:table-cell table:formula="of:=[.I234]&amp;&quot;,&quot;&amp;&quot;176&quot;&amp;&quot;,&quot;&amp;[.F234]&amp;&quot;,&quot;&amp;[.G234]&amp;&quot;,&quot;&amp;[.H234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35]&amp;[.A235]&amp;[.C235]" office:value-type="string" office:string-value="deleteHotcueDeckC4">
            <text:p>deleteHotcueDeckC4</text:p>
          </table:table-cell>
          <table:table-cell table:formula="of:=[.I235]&amp;&quot;,&quot;&amp;&quot;176&quot;&amp;&quot;,&quot;&amp;[.F235]&amp;&quot;,&quot;&amp;[.G235]&amp;&quot;,&quot;&amp;[.H235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36]&amp;[.A236]&amp;[.C236]" office:value-type="string" office:string-value="deleteHotcueDeckC5">
            <text:p>deleteHotcueDeckC5</text:p>
          </table:table-cell>
          <table:table-cell table:formula="of:=[.I236]&amp;&quot;,&quot;&amp;&quot;176&quot;&amp;&quot;,&quot;&amp;[.F236]&amp;&quot;,&quot;&amp;[.G236]&amp;&quot;,&quot;&amp;[.H236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37]&amp;[.A237]&amp;[.C237]" office:value-type="string" office:string-value="deleteHotcueDeckC6">
            <text:p>deleteHotcueDeckC6</text:p>
          </table:table-cell>
          <table:table-cell table:formula="of:=[.I237]&amp;&quot;,&quot;&amp;&quot;176&quot;&amp;&quot;,&quot;&amp;[.F237]&amp;&quot;,&quot;&amp;[.G237]&amp;&quot;,&quot;&amp;[.H237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38]&amp;[.A238]&amp;[.C238]" office:value-type="string" office:string-value="deleteHotcueDeckC7">
            <text:p>deleteHotcueDeckC7</text:p>
          </table:table-cell>
          <table:table-cell table:formula="of:=[.I238]&amp;&quot;,&quot;&amp;&quot;176&quot;&amp;&quot;,&quot;&amp;[.F238]&amp;&quot;,&quot;&amp;[.G238]&amp;&quot;,&quot;&amp;[.H238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39]&amp;[.A239]&amp;[.C239]" office:value-type="string" office:string-value="deleteHotcueDeckC8">
            <text:p>deleteHotcueDeckC8</text:p>
          </table:table-cell>
          <table:table-cell table:formula="of:=[.I239]&amp;&quot;,&quot;&amp;&quot;176&quot;&amp;&quot;,&quot;&amp;[.F239]&amp;&quot;,&quot;&amp;[.G239]&amp;&quot;,&quot;&amp;[.H239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40]&amp;[.A240]&amp;[.C240]" office:value-type="string" office:string-value="hotcueTypeDeckC1">
            <text:p>hotcueTypeDeckC1</text:p>
          </table:table-cell>
          <table:table-cell table:formula="of:=[.I240]&amp;&quot;,&quot;&amp;&quot;176&quot;&amp;&quot;,&quot;&amp;[.F240]&amp;&quot;,&quot;&amp;[.G240]&amp;&quot;,&quot;&amp;[.H240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41]&amp;[.A241]&amp;[.C241]" office:value-type="string" office:string-value="hotcueTypeDeckC2">
            <text:p>hotcueTypeDeckC2</text:p>
          </table:table-cell>
          <table:table-cell table:formula="of:=[.I241]&amp;&quot;,&quot;&amp;&quot;176&quot;&amp;&quot;,&quot;&amp;[.F241]&amp;&quot;,&quot;&amp;[.G241]&amp;&quot;,&quot;&amp;[.H241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42]&amp;[.A242]&amp;[.C242]" office:value-type="string" office:string-value="hotcueTypeDeckC3">
            <text:p>hotcueTypeDeckC3</text:p>
          </table:table-cell>
          <table:table-cell table:formula="of:=[.I242]&amp;&quot;,&quot;&amp;&quot;176&quot;&amp;&quot;,&quot;&amp;[.F242]&amp;&quot;,&quot;&amp;[.G242]&amp;&quot;,&quot;&amp;[.H242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43]&amp;[.A243]&amp;[.C243]" office:value-type="string" office:string-value="hotcueTypeDeckC4">
            <text:p>hotcueTypeDeckC4</text:p>
          </table:table-cell>
          <table:table-cell table:formula="of:=[.I243]&amp;&quot;,&quot;&amp;&quot;176&quot;&amp;&quot;,&quot;&amp;[.F243]&amp;&quot;,&quot;&amp;[.G243]&amp;&quot;,&quot;&amp;[.H243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44]&amp;[.A244]&amp;[.C244]" office:value-type="string" office:string-value="hotcueTypeDeckC5">
            <text:p>hotcueTypeDeckC5</text:p>
          </table:table-cell>
          <table:table-cell table:formula="of:=[.I244]&amp;&quot;,&quot;&amp;&quot;176&quot;&amp;&quot;,&quot;&amp;[.F244]&amp;&quot;,&quot;&amp;[.G244]&amp;&quot;,&quot;&amp;[.H244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45]&amp;[.A245]&amp;[.C245]" office:value-type="string" office:string-value="hotcueTypeDeckC6">
            <text:p>hotcueTypeDeckC6</text:p>
          </table:table-cell>
          <table:table-cell table:formula="of:=[.I245]&amp;&quot;,&quot;&amp;&quot;176&quot;&amp;&quot;,&quot;&amp;[.F245]&amp;&quot;,&quot;&amp;[.G245]&amp;&quot;,&quot;&amp;[.H245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46]&amp;[.A246]&amp;[.C246]" office:value-type="string" office:string-value="hotcueTypeDeckC7">
            <text:p>hotcueTypeDeckC7</text:p>
          </table:table-cell>
          <table:table-cell table:formula="of:=[.I246]&amp;&quot;,&quot;&amp;&quot;176&quot;&amp;&quot;,&quot;&amp;[.F246]&amp;&quot;,&quot;&amp;[.G246]&amp;&quot;,&quot;&amp;[.H246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47]&amp;[.A247]&amp;[.C247]" office:value-type="string" office:string-value="hotcueTypeDeckC8">
            <text:p>hotcueTypeDeckC8</text:p>
          </table:table-cell>
          <table:table-cell table:formula="of:=[.I247]&amp;&quot;,&quot;&amp;&quot;176&quot;&amp;&quot;,&quot;&amp;[.F247]&amp;&quot;,&quot;&amp;[.G247]&amp;&quot;,&quot;&amp;[.H247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48]&amp;[.A248]" office:value-type="string" office:string-value="playReturnDeckC">
            <text:p>playReturnDeckC</text:p>
          </table:table-cell>
          <table:table-cell table:formula="of:=[.I248]&amp;&quot;,&quot;&amp;&quot;176&quot;&amp;&quot;,&quot;&amp;[.F248]&amp;&quot;,&quot;&amp;[.G248]&amp;&quot;,&quot;&amp;[.H248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49]&amp;[.A249]&amp;[.C249]&amp;[.D249]" office:value-type="string" office:string-value="jogTurnDeckCFineForward">
            <text:p>jogTurnDeckCFineForward</text:p>
          </table:table-cell>
          <table:table-cell table:formula="of:=[.I249]&amp;&quot;,&quot;&amp;&quot;176&quot;&amp;&quot;,&quot;&amp;[.F249]&amp;&quot;,&quot;&amp;[.G249]&amp;&quot;,&quot;&amp;[.H249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50]&amp;[.A250]&amp;[.C250]&amp;[.D250]" office:value-type="string" office:string-value="jogTurnDeckCFineBackward">
            <text:p>jogTurnDeckCFineBackward</text:p>
          </table:table-cell>
          <table:table-cell table:formula="of:=[.I250]&amp;&quot;,&quot;&amp;&quot;176&quot;&amp;&quot;,&quot;&amp;[.F250]&amp;&quot;,&quot;&amp;[.G250]&amp;&quot;,&quot;&amp;[.H250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51]&amp;[.A251]&amp;[.C251]&amp;[.D251]" office:value-type="string" office:string-value="jogTurnDeckCCoarseForward">
            <text:p>jogTurnDeckCCoarseForward</text:p>
          </table:table-cell>
          <table:table-cell table:formula="of:=[.I251]&amp;&quot;,&quot;&amp;&quot;176&quot;&amp;&quot;,&quot;&amp;[.F251]&amp;&quot;,&quot;&amp;[.G251]&amp;&quot;,&quot;&amp;[.H251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52]&amp;[.A252]&amp;[.C252]&amp;[.D252]" office:value-type="string" office:string-value="jogTurnDeckCCoarseBackward">
            <text:p>jogTurnDeckCCoarseBackward</text:p>
          </table:table-cell>
          <table:table-cell table:formula="of:=[.I252]&amp;&quot;,&quot;&amp;&quot;176&quot;&amp;&quot;,&quot;&amp;[.F252]&amp;&quot;,&quot;&amp;[.G252]&amp;&quot;,&quot;&amp;[.H252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53]&amp;[.A253]" office:value-type="string" office:string-value="phaseSyncDeckC">
            <text:p>phaseSyncDeckC</text:p>
          </table:table-cell>
          <table:table-cell table:formula="of:=[.I253]&amp;&quot;,&quot;&amp;&quot;176&quot;&amp;&quot;,&quot;&amp;[.F253]&amp;&quot;,&quot;&amp;[.G253]&amp;&quot;,&quot;&amp;[.H253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54]&amp;[.A254]" office:value-type="string" office:string-value="syncOnDeckC">
            <text:p>syncOnDeckC</text:p>
          </table:table-cell>
          <table:table-cell table:formula="of:=[.I254]&amp;&quot;,&quot;&amp;&quot;176&quot;&amp;&quot;,&quot;&amp;[.F254]&amp;&quot;,&quot;&amp;[.G254]&amp;&quot;,&quot;&amp;[.H254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55]&amp;[.A255]" office:value-type="string" office:string-value="syncOnReturnDeckC">
            <text:p>syncOnReturnDeckC</text:p>
          </table:table-cell>
          <table:table-cell table:formula="of:=[.I255]&amp;&quot;,&quot;&amp;&quot;176&quot;&amp;&quot;,&quot;&amp;[.F255]&amp;&quot;,&quot;&amp;[.G255]&amp;&quot;,&quot;&amp;[.H255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56]&amp;[.A256]" office:value-type="string" office:string-value="tempoMasterDeckC">
            <text:p>tempoMasterDeckC</text:p>
          </table:table-cell>
          <table:table-cell table:formula="of:=[.I256]&amp;&quot;,&quot;&amp;&quot;176&quot;&amp;&quot;,&quot;&amp;[.F256]&amp;&quot;,&quot;&amp;[.G256]&amp;&quot;,&quot;&amp;[.H256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57]&amp;[.A257]" office:value-type="string" office:string-value="tempoMasterReturnDeckC">
            <text:p>tempoMasterReturnDeckC</text:p>
          </table:table-cell>
          <table:table-cell table:formula="of:=[.I257]&amp;&quot;,&quot;&amp;&quot;176&quot;&amp;&quot;,&quot;&amp;[.F257]&amp;&quot;,&quot;&amp;[.G257]&amp;&quot;,&quot;&amp;[.H257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68]&amp;[.A268]" office:value-type="string" office:string-value="loadDeckD">
            <text:p>loadDeckD</text:p>
          </table:table-cell>
          <table:table-cell table:formula="of:=[.I268]&amp;&quot;,&quot;&amp;&quot;176&quot;&amp;&quot;,&quot;&amp;[.F268]&amp;&quot;,&quot;&amp;[.G268]&amp;&quot;,&quot;&amp;[.H268]" office:value-type="string" office:string-value="loadDeckD,176,4,0,1">
            <text:p>loadDeckD,176,4,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269]&amp;[.A269]" office:value-type="string" office:string-value="playDeckD">
            <text:p>playDeckD</text:p>
          </table:table-cell>
          <table:table-cell table:formula="of:=[.I269]&amp;&quot;,&quot;&amp;&quot;176&quot;&amp;&quot;,&quot;&amp;[.F269]&amp;&quot;,&quot;&amp;[.G269]&amp;&quot;,&quot;&amp;[.H269]" office:value-type="string" office:string-value="playDeckD,176,4,1,1">
            <text:p>playDeckD,176,4,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0]&amp;[.A270]" office:value-type="string" office:string-value="pauseDeckD">
            <text:p>pauseDeckD</text:p>
          </table:table-cell>
          <table:table-cell table:formula="of:=[.I270]&amp;&quot;,&quot;&amp;&quot;176&quot;&amp;&quot;,&quot;&amp;[.F270]&amp;&quot;,&quot;&amp;[.G270]&amp;&quot;,&quot;&amp;[.H270]" office:value-type="string" office:string-value="pauseDeckD,176,4,2,1">
            <text:p>pauseDeckD,176,4,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1]&amp;[.A271]&amp;[.C271]" office:value-type="string" office:string-value="cueDeckDPress">
            <text:p>cueDeckDPress</text:p>
          </table:table-cell>
          <table:table-cell table:formula="of:=[.I271]&amp;&quot;,&quot;&amp;&quot;176&quot;&amp;&quot;,&quot;&amp;[.F271]&amp;&quot;,&quot;&amp;[.G271]&amp;&quot;,&quot;&amp;[.H271]" office:value-type="string" office:string-value="cueDeckDPress,176,4,3,1">
            <text:p>cueDeckDPress,176,4,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72]&amp;[.A272]&amp;[.C272]" office:value-type="string" office:string-value="cueDeckDRelease">
            <text:p>cueDeckDRelease</text:p>
          </table:table-cell>
          <table:table-cell table:formula="of:=[.I272]&amp;&quot;,&quot;&amp;&quot;176&quot;&amp;&quot;,&quot;&amp;[.F272]&amp;&quot;,&quot;&amp;[.G272]&amp;&quot;,&quot;&amp;[.H272]" office:value-type="string" office:string-value="cueDeckDRelease,176,4,3,0">
            <text:p>cueDeckDRelease,176,4,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73]&amp;[.A273]" office:value-type="string" office:string-value="UnusedDeckD">
            <text:p>UnusedDeckD</text:p>
          </table:table-cell>
          <table:table-cell table:formula="of:=[.I273]&amp;&quot;,&quot;&amp;&quot;176&quot;&amp;&quot;,&quot;&amp;[.F273]&amp;&quot;,&quot;&amp;[.G273]&amp;&quot;,&quot;&amp;[.H273]" office:value-type="string" office:string-value="UnusedDeckD,176,4,4,1">
            <text:p>UnusedDeckD,176,4,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74]&amp;[.A274]&amp;[.D274]&amp;[.C274]&amp;[.E274]" office:value-type="string" office:string-value="beatjumpDeckD1ForwardPress">
            <text:p>beatjumpDeckD1ForwardPress</text:p>
          </table:table-cell>
          <table:table-cell table:formula="of:=[.I274]&amp;&quot;,&quot;&amp;&quot;176&quot;&amp;&quot;,&quot;&amp;[.F274]&amp;&quot;,&quot;&amp;[.G274]&amp;&quot;,&quot;&amp;[.H274]" office:value-type="string" office:string-value="beatjumpDeckD1ForwardPress,176,4,5,1">
            <text:p>beatjumpDeckD1ForwardPress,176,4,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75]&amp;[.A275]&amp;[.D275]&amp;[.C275]&amp;[.E275]" office:value-type="string" office:string-value="beatjumpDeckD1ForwardRelease">
            <text:p>beatjumpDeckD1ForwardRelease</text:p>
          </table:table-cell>
          <table:table-cell table:formula="of:=[.I275]&amp;&quot;,&quot;&amp;&quot;176&quot;&amp;&quot;,&quot;&amp;[.F275]&amp;&quot;,&quot;&amp;[.G275]&amp;&quot;,&quot;&amp;[.H275]" office:value-type="string" office:string-value="beatjumpDeckD1ForwardRelease,176,4,5,0">
            <text:p>beatjumpDeckD1ForwardRelease,176,4,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76]&amp;[.A276]&amp;[.D276]&amp;[.C276]&amp;[.E276]" office:value-type="string" office:string-value="beatjumpDeckD4ForwardPress">
            <text:p>beatjumpDeckD4ForwardPress</text:p>
          </table:table-cell>
          <table:table-cell table:formula="of:=[.I276]&amp;&quot;,&quot;&amp;&quot;176&quot;&amp;&quot;,&quot;&amp;[.F276]&amp;&quot;,&quot;&amp;[.G276]&amp;&quot;,&quot;&amp;[.H276]" office:value-type="string" office:string-value="beatjumpDeckD4ForwardPress,176,4,6,1">
            <text:p>beatjumpDeckD4ForwardPress,176,4,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77]&amp;[.A277]&amp;[.D277]&amp;[.C277]&amp;[.E277]" office:value-type="string" office:string-value="beatjumpDeckD4ForwardRelease">
            <text:p>beatjumpDeckD4ForwardRelease</text:p>
          </table:table-cell>
          <table:table-cell table:formula="of:=[.I277]&amp;&quot;,&quot;&amp;&quot;176&quot;&amp;&quot;,&quot;&amp;[.F277]&amp;&quot;,&quot;&amp;[.G277]&amp;&quot;,&quot;&amp;[.H277]" office:value-type="string" office:string-value="beatjumpDeckD4ForwardRelease,176,4,6,0">
            <text:p>beatjumpDeckD4ForwardRelease,176,4,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78]&amp;[.A278]&amp;[.D278]&amp;[.C278]&amp;[.E278]" office:value-type="string" office:string-value="beatjumpDeckD16ForwardPress">
            <text:p>beatjumpDeckD16ForwardPress</text:p>
          </table:table-cell>
          <table:table-cell table:formula="of:=[.I278]&amp;&quot;,&quot;&amp;&quot;176&quot;&amp;&quot;,&quot;&amp;[.F278]&amp;&quot;,&quot;&amp;[.G278]&amp;&quot;,&quot;&amp;[.H278]" office:value-type="string" office:string-value="beatjumpDeckD16ForwardPress,176,4,7,1">
            <text:p>beatjumpDeckD16ForwardPress,176,4,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79]&amp;[.A279]&amp;[.D279]&amp;[.C279]&amp;[.E279]" office:value-type="string" office:string-value="beatjumpDeckD16ForwardRelease">
            <text:p>beatjumpDeckD16ForwardRelease</text:p>
          </table:table-cell>
          <table:table-cell table:formula="of:=[.I279]&amp;&quot;,&quot;&amp;&quot;176&quot;&amp;&quot;,&quot;&amp;[.F279]&amp;&quot;,&quot;&amp;[.G279]&amp;&quot;,&quot;&amp;[.H279]" office:value-type="string" office:string-value="beatjumpDeckD16ForwardRelease,176,4,7,0">
            <text:p>beatjumpDeckD16ForwardRelease,176,4,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0]&amp;[.A280]&amp;[.D280]&amp;[.C280]&amp;[.E280]" office:value-type="string" office:string-value="beatjumpDeckD32ForwardPress">
            <text:p>beatjumpDeckD32ForwardPress</text:p>
          </table:table-cell>
          <table:table-cell table:formula="of:=[.I280]&amp;&quot;,&quot;&amp;&quot;176&quot;&amp;&quot;,&quot;&amp;[.F280]&amp;&quot;,&quot;&amp;[.G280]&amp;&quot;,&quot;&amp;[.H280]" office:value-type="string" office:string-value="beatjumpDeckD32ForwardPress,176,4,8,1">
            <text:p>beatjumpDeckD32ForwardPress,176,4,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1]&amp;[.A281]&amp;[.D281]&amp;[.C281]&amp;[.E281]" office:value-type="string" office:string-value="beatjumpDeckD32ForwardRelease">
            <text:p>beatjumpDeckD32ForwardRelease</text:p>
          </table:table-cell>
          <table:table-cell table:formula="of:=[.I281]&amp;&quot;,&quot;&amp;&quot;176&quot;&amp;&quot;,&quot;&amp;[.F281]&amp;&quot;,&quot;&amp;[.G281]&amp;&quot;,&quot;&amp;[.H281]" office:value-type="string" office:string-value="beatjumpDeckD32ForwardRelease,176,4,8,0">
            <text:p>beatjumpDeckD32ForwardRelease,176,4,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D1BackwardPress">
            <text:p>beatjumpDeckD1Back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D1BackwardPress,176,4,9,1">
            <text:p>beatjumpDeckD1BackwardPress,176,4,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D1BackwardRelease">
            <text:p>beatjumpDeckD1Back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D1BackwardRelease,176,4,9,0">
            <text:p>beatjumpDeckD1BackwardRelease,176,4,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D4BackwardPress">
            <text:p>beatjumpDeckD4Back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D4BackwardPress,176,4,10,1">
            <text:p>beatjumpDeckD4BackwardPress,176,4,1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D4BackwardRelease">
            <text:p>beatjumpDeckD4Back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D4BackwardRelease,176,4,10,0">
            <text:p>beatjumpDeckD4BackwardRelease,176,4,1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D16BackwardPress">
            <text:p>beatjumpDeckD16Back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D16BackwardPress,176,4,11,1">
            <text:p>beatjumpDeckD16BackwardPress,176,4,1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D16BackwardRelease">
            <text:p>beatjumpDeckD16Back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D16BackwardRelease,176,4,11,0">
            <text:p>beatjumpDeckD16BackwardRelease,176,4,11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D32BackwardPress">
            <text:p>beatjumpDeckD32Back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D32BackwardPress,176,4,12,1">
            <text:p>beatjumpDeckD32BackwardPress,176,4,1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D32BackwardRelease">
            <text:p>beatjumpDeckD32Back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D32BackwardRelease,176,4,12,0">
            <text:p>beatjumpDeckD32BackwardRelease,176,4,12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0]&amp;[.A290]&amp;[.C290]&amp;[.D290]" office:value-type="string" office:string-value="selectSetHotcueDeckD1Press">
            <text:p>selectSetHotcueDeckD1Press</text:p>
          </table:table-cell>
          <table:table-cell table:formula="of:=[.I290]&amp;&quot;,&quot;&amp;&quot;176&quot;&amp;&quot;,&quot;&amp;[.F290]&amp;&quot;,&quot;&amp;[.G290]&amp;&quot;,&quot;&amp;[.H290]" office:value-type="string" office:string-value="selectSetHotcueDeckD1Press,176,4,13,1">
            <text:p>selectSetHotcueDeckD1Press,176,4,1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1]&amp;[.A291]&amp;[.C291]&amp;[.D291]" office:value-type="string" office:string-value="selectSetHotcueDeckD1Release">
            <text:p>selectSetHotcueDeckD1Release</text:p>
          </table:table-cell>
          <table:table-cell table:formula="of:=[.I291]&amp;&quot;,&quot;&amp;&quot;176&quot;&amp;&quot;,&quot;&amp;[.F291]&amp;&quot;,&quot;&amp;[.G291]&amp;&quot;,&quot;&amp;[.H291]" office:value-type="string" office:string-value="selectSetHotcueDeckD1Release,176,4,13,0">
            <text:p>selectSetHotcueDeckD1Release,176,4,1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92]&amp;[.A292]&amp;[.C292]&amp;[.D292]" office:value-type="string" office:string-value="selectSetHotcueDeckD2Press">
            <text:p>selectSetHotcueDeckD2Press</text:p>
          </table:table-cell>
          <table:table-cell table:formula="of:=[.I292]&amp;&quot;,&quot;&amp;&quot;176&quot;&amp;&quot;,&quot;&amp;[.F292]&amp;&quot;,&quot;&amp;[.G292]&amp;&quot;,&quot;&amp;[.H292]" office:value-type="string" office:string-value="selectSetHotcueDeckD2Press,176,4,14,1">
            <text:p>selectSetHotcueDeckD2Press,176,4,1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93]&amp;[.A293]&amp;[.C293]&amp;[.D293]" office:value-type="string" office:string-value="selectSetHotcueDeckD2Release">
            <text:p>selectSetHotcueDeckD2Release</text:p>
          </table:table-cell>
          <table:table-cell table:formula="of:=[.I293]&amp;&quot;,&quot;&amp;&quot;176&quot;&amp;&quot;,&quot;&amp;[.F293]&amp;&quot;,&quot;&amp;[.G293]&amp;&quot;,&quot;&amp;[.H293]" office:value-type="string" office:string-value="selectSetHotcueDeckD2Release,176,4,14,0">
            <text:p>selectSetHotcueDeckD2Release,176,4,14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94]&amp;[.A294]&amp;[.C294]&amp;[.D294]" office:value-type="string" office:string-value="selectSetHotcueDeckD3Press">
            <text:p>selectSetHotcueDeckD3Press</text:p>
          </table:table-cell>
          <table:table-cell table:formula="of:=[.I294]&amp;&quot;,&quot;&amp;&quot;176&quot;&amp;&quot;,&quot;&amp;[.F294]&amp;&quot;,&quot;&amp;[.G294]&amp;&quot;,&quot;&amp;[.H294]" office:value-type="string" office:string-value="selectSetHotcueDeckD3Press,176,4,15,1">
            <text:p>selectSetHotcueDeckD3Press,176,4,1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95]&amp;[.A295]&amp;[.C295]&amp;[.D295]" office:value-type="string" office:string-value="selectSetHotcueDeckD3Release">
            <text:p>selectSetHotcueDeckD3Release</text:p>
          </table:table-cell>
          <table:table-cell table:formula="of:=[.I295]&amp;&quot;,&quot;&amp;&quot;176&quot;&amp;&quot;,&quot;&amp;[.F295]&amp;&quot;,&quot;&amp;[.G295]&amp;&quot;,&quot;&amp;[.H295]" office:value-type="string" office:string-value="selectSetHotcueDeckD3Release,176,4,15,0">
            <text:p>selectSetHotcueDeckD3Release,176,4,1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96]&amp;[.A296]&amp;[.C296]&amp;[.D296]" office:value-type="string" office:string-value="selectSetHotcueDeckD4Press">
            <text:p>selectSetHotcueDeckD4Press</text:p>
          </table:table-cell>
          <table:table-cell table:formula="of:=[.I296]&amp;&quot;,&quot;&amp;&quot;176&quot;&amp;&quot;,&quot;&amp;[.F296]&amp;&quot;,&quot;&amp;[.G296]&amp;&quot;,&quot;&amp;[.H296]" office:value-type="string" office:string-value="selectSetHotcueDeckD4Press,176,4,16,1">
            <text:p>selectSetHotcueDeckD4Press,176,4,1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97]&amp;[.A297]&amp;[.C297]&amp;[.D297]" office:value-type="string" office:string-value="selectSetHotcueDeckD4Release">
            <text:p>selectSetHotcueDeckD4Release</text:p>
          </table:table-cell>
          <table:table-cell table:formula="of:=[.I297]&amp;&quot;,&quot;&amp;&quot;176&quot;&amp;&quot;,&quot;&amp;[.F297]&amp;&quot;,&quot;&amp;[.G297]&amp;&quot;,&quot;&amp;[.H297]" office:value-type="string" office:string-value="selectSetHotcueDeckD4Release,176,4,16,0">
            <text:p>selectSetHotcueDeckD4Release,176,4,1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D5Press">
            <text:p>selectSetHotcueDeckD5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D5Press,176,4,17,1">
            <text:p>selectSetHotcueDeckD5Press,176,4,1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D5Release">
            <text:p>selectSetHotcueDeckD5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D5Release,176,4,17,0">
            <text:p>selectSetHotcueDeckD5Release,176,4,1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D6Press">
            <text:p>selectSetHotcueDeckD6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D6Press,176,4,18,1">
            <text:p>selectSetHotcueDeckD6Press,176,4,1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D6Release">
            <text:p>selectSetHotcueDeckD6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D6Release,176,4,18,0">
            <text:p>selectSetHotcueDeckD6Release,176,4,1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D7Press">
            <text:p>selectSetHotcueDeckD7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D7Press,176,4,19,1">
            <text:p>selectSetHotcueDeckD7Press,176,4,1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D7Release">
            <text:p>selectSetHotcueDeckD7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D7Release,176,4,19,0">
            <text:p>selectSetHotcueDeckD7Release,176,4,1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D8Press">
            <text:p>selectSetHotcueDeckD8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D8Press,176,4,20,1">
            <text:p>selectSetHotcueDeckD8Press,176,4,2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D8Release">
            <text:p>selectSetHotcueDeckD8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D8Release,176,4,20,0">
            <text:p>selectSetHotcueDeckD8Release,176,4,2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06]&amp;[.A306]&amp;[.C306]" office:value-type="string" office:string-value="deleteHotcueDeckD1">
            <text:p>deleteHotcueDeckD1</text:p>
          </table:table-cell>
          <table:table-cell table:formula="of:=[.I306]&amp;&quot;,&quot;&amp;&quot;176&quot;&amp;&quot;,&quot;&amp;[.F306]&amp;&quot;,&quot;&amp;[.G306]&amp;&quot;,&quot;&amp;[.H306]" office:value-type="string" office:string-value="deleteHotcueDeckD1,176,4,21,1">
            <text:p>deleteHotcueDeckD1,176,4,2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07]&amp;[.A307]&amp;[.C307]" office:value-type="string" office:string-value="deleteHotcueDeckD2">
            <text:p>deleteHotcueDeckD2</text:p>
          </table:table-cell>
          <table:table-cell table:formula="of:=[.I307]&amp;&quot;,&quot;&amp;&quot;176&quot;&amp;&quot;,&quot;&amp;[.F307]&amp;&quot;,&quot;&amp;[.G307]&amp;&quot;,&quot;&amp;[.H307]" office:value-type="string" office:string-value="deleteHotcueDeckD2,176,4,22,1">
            <text:p>deleteHotcueDeckD2,176,4,2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08]&amp;[.A308]&amp;[.C308]" office:value-type="string" office:string-value="deleteHotcueDeckD3">
            <text:p>deleteHotcueDeckD3</text:p>
          </table:table-cell>
          <table:table-cell table:formula="of:=[.I308]&amp;&quot;,&quot;&amp;&quot;176&quot;&amp;&quot;,&quot;&amp;[.F308]&amp;&quot;,&quot;&amp;[.G308]&amp;&quot;,&quot;&amp;[.H308]" office:value-type="string" office:string-value="deleteHotcueDeckD3,176,4,23,1">
            <text:p>deleteHotcueDeckD3,176,4,2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09]&amp;[.A309]&amp;[.C309]" office:value-type="string" office:string-value="deleteHotcueDeckD4">
            <text:p>deleteHotcueDeckD4</text:p>
          </table:table-cell>
          <table:table-cell table:formula="of:=[.I309]&amp;&quot;,&quot;&amp;&quot;176&quot;&amp;&quot;,&quot;&amp;[.F309]&amp;&quot;,&quot;&amp;[.G309]&amp;&quot;,&quot;&amp;[.H309]" office:value-type="string" office:string-value="deleteHotcueDeckD4,176,4,24,1">
            <text:p>deleteHotcueDeckD4,176,4,2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0]&amp;[.A310]&amp;[.C310]" office:value-type="string" office:string-value="deleteHotcueDeckD5">
            <text:p>deleteHotcueDeckD5</text:p>
          </table:table-cell>
          <table:table-cell table:formula="of:=[.I310]&amp;&quot;,&quot;&amp;&quot;176&quot;&amp;&quot;,&quot;&amp;[.F310]&amp;&quot;,&quot;&amp;[.G310]&amp;&quot;,&quot;&amp;[.H310]" office:value-type="string" office:string-value="deleteHotcueDeckD5,176,4,25,1">
            <text:p>deleteHotcueDeckD5,176,4,2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1]&amp;[.A311]&amp;[.C311]" office:value-type="string" office:string-value="deleteHotcueDeckD6">
            <text:p>deleteHotcueDeckD6</text:p>
          </table:table-cell>
          <table:table-cell table:formula="of:=[.I311]&amp;&quot;,&quot;&amp;&quot;176&quot;&amp;&quot;,&quot;&amp;[.F311]&amp;&quot;,&quot;&amp;[.G311]&amp;&quot;,&quot;&amp;[.H311]" office:value-type="string" office:string-value="deleteHotcueDeckD6,176,4,26,1">
            <text:p>deleteHotcueDeckD6,176,4,2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2]&amp;[.A312]&amp;[.C312]" office:value-type="string" office:string-value="deleteHotcueDeckD7">
            <text:p>deleteHotcueDeckD7</text:p>
          </table:table-cell>
          <table:table-cell table:formula="of:=[.I312]&amp;&quot;,&quot;&amp;&quot;176&quot;&amp;&quot;,&quot;&amp;[.F312]&amp;&quot;,&quot;&amp;[.G312]&amp;&quot;,&quot;&amp;[.H312]" office:value-type="string" office:string-value="deleteHotcueDeckD7,176,4,27,1">
            <text:p>deleteHotcueDeckD7,176,4,2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13]&amp;[.A313]&amp;[.C313]" office:value-type="string" office:string-value="deleteHotcueDeckD8">
            <text:p>deleteHotcueDeckD8</text:p>
          </table:table-cell>
          <table:table-cell table:formula="of:=[.I313]&amp;&quot;,&quot;&amp;&quot;176&quot;&amp;&quot;,&quot;&amp;[.F313]&amp;&quot;,&quot;&amp;[.G313]&amp;&quot;,&quot;&amp;[.H313]" office:value-type="string" office:string-value="deleteHotcueDeckD8,176,4,28,1">
            <text:p>deleteHotcueDeckD8,176,4,2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hotcueTypeDeckD1">
            <text:p>hotcueTypeDeckD1</text:p>
          </table:table-cell>
          <table:table-cell table:formula="of:=[.I314]&amp;&quot;,&quot;&amp;&quot;176&quot;&amp;&quot;,&quot;&amp;[.F314]&amp;&quot;,&quot;&amp;[.G314]&amp;&quot;,&quot;&amp;[.H314]" office:value-type="string" office:string-value="hotcueTypeDeckD1,176,4,29,1">
            <text:p>hotcueTypeDeckD1,176,4,2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hotcueTypeDeckD2">
            <text:p>hotcueTypeDeckD2</text:p>
          </table:table-cell>
          <table:table-cell table:formula="of:=[.I315]&amp;&quot;,&quot;&amp;&quot;176&quot;&amp;&quot;,&quot;&amp;[.F315]&amp;&quot;,&quot;&amp;[.G315]&amp;&quot;,&quot;&amp;[.H315]" office:value-type="string" office:string-value="hotcueTypeDeckD2,176,4,30,1">
            <text:p>hotcueTypeDeckD2,176,4,3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hotcueTypeDeckD3">
            <text:p>hotcueTypeDeckD3</text:p>
          </table:table-cell>
          <table:table-cell table:formula="of:=[.I316]&amp;&quot;,&quot;&amp;&quot;176&quot;&amp;&quot;,&quot;&amp;[.F316]&amp;&quot;,&quot;&amp;[.G316]&amp;&quot;,&quot;&amp;[.H316]" office:value-type="string" office:string-value="hotcueTypeDeckD3,176,4,31,1">
            <text:p>hotcueTypeDeckD3,176,4,3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hotcueTypeDeckD4">
            <text:p>hotcueTypeDeckD4</text:p>
          </table:table-cell>
          <table:table-cell table:formula="of:=[.I317]&amp;&quot;,&quot;&amp;&quot;176&quot;&amp;&quot;,&quot;&amp;[.F317]&amp;&quot;,&quot;&amp;[.G317]&amp;&quot;,&quot;&amp;[.H317]" office:value-type="string" office:string-value="hotcueTypeDeckD4,176,4,32,1">
            <text:p>hotcueTypeDeckD4,176,4,3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hotcueTypeDeckD5">
            <text:p>hotcueTypeDeckD5</text:p>
          </table:table-cell>
          <table:table-cell table:formula="of:=[.I318]&amp;&quot;,&quot;&amp;&quot;176&quot;&amp;&quot;,&quot;&amp;[.F318]&amp;&quot;,&quot;&amp;[.G318]&amp;&quot;,&quot;&amp;[.H318]" office:value-type="string" office:string-value="hotcueTypeDeckD5,176,4,33,1">
            <text:p>hotcueTypeDeckD5,176,4,3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hotcueTypeDeckD6">
            <text:p>hotcueTypeDeckD6</text:p>
          </table:table-cell>
          <table:table-cell table:formula="of:=[.I319]&amp;&quot;,&quot;&amp;&quot;176&quot;&amp;&quot;,&quot;&amp;[.F319]&amp;&quot;,&quot;&amp;[.G319]&amp;&quot;,&quot;&amp;[.H319]" office:value-type="string" office:string-value="hotcueTypeDeckD6,176,4,34,1">
            <text:p>hotcueTypeDeckD6,176,4,3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hotcueTypeDeckD7">
            <text:p>hotcueTypeDeckD7</text:p>
          </table:table-cell>
          <table:table-cell table:formula="of:=[.I320]&amp;&quot;,&quot;&amp;&quot;176&quot;&amp;&quot;,&quot;&amp;[.F320]&amp;&quot;,&quot;&amp;[.G320]&amp;&quot;,&quot;&amp;[.H320]" office:value-type="string" office:string-value="hotcueTypeDeckD7,176,4,35,1">
            <text:p>hotcueTypeDeckD7,176,4,3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hotcueTypeDeckD8">
            <text:p>hotcueTypeDeckD8</text:p>
          </table:table-cell>
          <table:table-cell table:formula="of:=[.I321]&amp;&quot;,&quot;&amp;&quot;176&quot;&amp;&quot;,&quot;&amp;[.F321]&amp;&quot;,&quot;&amp;[.G321]&amp;&quot;,&quot;&amp;[.H321]" office:value-type="string" office:string-value="hotcueTypeDeckD8,176,4,36,1">
            <text:p>hotcueTypeDeckD8,176,4,3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22]&amp;[.A322]" office:value-type="string" office:string-value="playReturnDeckD">
            <text:p>playReturnDeckD</text:p>
          </table:table-cell>
          <table:table-cell table:formula="of:=[.I322]&amp;&quot;,&quot;&amp;&quot;176&quot;&amp;&quot;,&quot;&amp;[.F322]&amp;&quot;,&quot;&amp;[.G322]&amp;&quot;,&quot;&amp;[.H322]" office:value-type="string" office:string-value="playReturnDeckD,176,4,37,1">
            <text:p>playReturnDeckD,176,4,3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23]&amp;[.A323]&amp;[.C323]&amp;[.D323]" office:value-type="string" office:string-value="jogTurnDeckDFineForward">
            <text:p>jogTurnDeckDFineForward</text:p>
          </table:table-cell>
          <table:table-cell table:formula="of:=[.I323]&amp;&quot;,&quot;&amp;&quot;176&quot;&amp;&quot;,&quot;&amp;[.F323]&amp;&quot;,&quot;&amp;[.G323]&amp;&quot;,&quot;&amp;[.H323]" office:value-type="string" office:string-value="jogTurnDeckDFineForward,176,4,38,1">
            <text:p>jogTurnDeckDFineForward,176,4,3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24]&amp;[.A324]&amp;[.C324]&amp;[.D324]" office:value-type="string" office:string-value="jogTurnDeckDFineBackward">
            <text:p>jogTurnDeckDFineBackward</text:p>
          </table:table-cell>
          <table:table-cell table:formula="of:=[.I324]&amp;&quot;,&quot;&amp;&quot;176&quot;&amp;&quot;,&quot;&amp;[.F324]&amp;&quot;,&quot;&amp;[.G324]&amp;&quot;,&quot;&amp;[.H324]" office:value-type="string" office:string-value="jogTurnDeckDFineBackward,176,4,39,1">
            <text:p>jogTurnDeckDFineBackward,176,4,3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25]&amp;[.A325]&amp;[.C325]&amp;[.D325]" office:value-type="string" office:string-value="jogTurnDeckDCoarseForward">
            <text:p>jogTurnDeckDCoarseForward</text:p>
          </table:table-cell>
          <table:table-cell table:formula="of:=[.I325]&amp;&quot;,&quot;&amp;&quot;176&quot;&amp;&quot;,&quot;&amp;[.F325]&amp;&quot;,&quot;&amp;[.G325]&amp;&quot;,&quot;&amp;[.H325]" office:value-type="string" office:string-value="jogTurnDeckDCoarseForward,176,4,40,1">
            <text:p>jogTurnDeckDCoarseForward,176,4,4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26]&amp;[.A326]&amp;[.C326]&amp;[.D326]" office:value-type="string" office:string-value="jogTurnDeckDCoarseBackward">
            <text:p>jogTurnDeckDCoarseBackward</text:p>
          </table:table-cell>
          <table:table-cell table:formula="of:=[.I326]&amp;&quot;,&quot;&amp;&quot;176&quot;&amp;&quot;,&quot;&amp;[.F326]&amp;&quot;,&quot;&amp;[.G326]&amp;&quot;,&quot;&amp;[.H326]" office:value-type="string" office:string-value="jogTurnDeckDCoarseBackward,176,4,41,1">
            <text:p>jogTurnDeckDCoarseBackward,176,4,4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27]&amp;[.A327]" office:value-type="string" office:string-value="phaseSyncDeckD">
            <text:p>phaseSyncDeckD</text:p>
          </table:table-cell>
          <table:table-cell table:formula="of:=[.I327]&amp;&quot;,&quot;&amp;&quot;176&quot;&amp;&quot;,&quot;&amp;[.F327]&amp;&quot;,&quot;&amp;[.G327]&amp;&quot;,&quot;&amp;[.H327]" office:value-type="string" office:string-value="phaseSyncDeckD,176,4,42,1">
            <text:p>phaseSyncDeckD,176,4,4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28]&amp;[.A328]" office:value-type="string" office:string-value="syncOnDeckD">
            <text:p>syncOnDeckD</text:p>
          </table:table-cell>
          <table:table-cell table:formula="of:=[.I328]&amp;&quot;,&quot;&amp;&quot;176&quot;&amp;&quot;,&quot;&amp;[.F328]&amp;&quot;,&quot;&amp;[.G328]&amp;&quot;,&quot;&amp;[.H328]" office:value-type="string" office:string-value="syncOnDeckD,176,4,43,1">
            <text:p>syncOnDeckD,176,4,4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29]&amp;[.A329]" office:value-type="string" office:string-value="syncOnReturnDeckD">
            <text:p>syncOnReturnDeckD</text:p>
          </table:table-cell>
          <table:table-cell table:formula="of:=[.I329]&amp;&quot;,&quot;&amp;&quot;176&quot;&amp;&quot;,&quot;&amp;[.F329]&amp;&quot;,&quot;&amp;[.G329]&amp;&quot;,&quot;&amp;[.H329]" office:value-type="string" office:string-value="syncOnReturnDeckD,176,4,44,1">
            <text:p>syncOnReturnDeckD,176,4,4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0]&amp;[.A330]" office:value-type="string" office:string-value="tempoMasterDeckD">
            <text:p>tempoMasterDeckD</text:p>
          </table:table-cell>
          <table:table-cell table:formula="of:=[.I330]&amp;&quot;,&quot;&amp;&quot;176&quot;&amp;&quot;,&quot;&amp;[.F330]&amp;&quot;,&quot;&amp;[.G330]&amp;&quot;,&quot;&amp;[.H330]" office:value-type="string" office:string-value="tempoMasterDeckD,176,4,45,1">
            <text:p>tempoMasterDeckD,176,4,4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1]&amp;[.A331]" office:value-type="string" office:string-value="tempoMasterReturnDeckD">
            <text:p>tempoMasterReturnDeckD</text:p>
          </table:table-cell>
          <table:table-cell table:formula="of:=[.I331]&amp;&quot;,&quot;&amp;&quot;176&quot;&amp;&quot;,&quot;&amp;[.F331]&amp;&quot;,&quot;&amp;[.G331]&amp;&quot;,&quot;&amp;[.H331]" office:value-type="string" office:string-value="tempoMasterReturnDeckD,176,4,46,1">
            <text:p>tempoMasterReturnDeckD,176,4,4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332]&amp;[.E332]&amp;[.C332]&amp;[.A332]" office:value-type="string" office:string-value="slot1VolumeDeckD">
            <text:p>slot1VolumeDeckD</text:p>
          </table:table-cell>
          <table:table-cell table:formula="of:=[.I332]&amp;&quot;,&quot;&amp;&quot;176&quot;&amp;&quot;,&quot;&amp;[.F332]&amp;&quot;,&quot;&amp;[.G332]&amp;&quot;,&quot;&amp;[.H332]" office:value-type="string" office:string-value="slot1VolumeDeckD,176,4,47,1">
            <text:p>slot1VolumeDeckD,176,4,4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23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.03.2016</text:date>, <text:time>02:0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2:07:58.20</dc:date>
    <meta:editing-duration>PT22H8S</meta:editing-duration>
    <meta:editing-cycles>25</meta:editing-cycles>
    <meta:generator>OpenOffice/4.1.2$Win32 OpenOffice.org_project/412m3$Build-9782</meta:generator>
    <dc:creator>Sebastian Teister</dc:creator>
    <meta:document-statistic meta:table-count="1" meta:cell-count="2592" meta:object-count="0"/>
  </office:meta>
</office:document-meta>
</file>